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18" table:default-cell-style-name="Default"/>
        <table:table-column table:style-name="co1" table:default-cell-style-name="ce8"/>
        <table:table-column table:style-name="co1" table:number-columns-repeated="12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/>
          <table:table-cell table:style-name="Default" table:number-columns-repeated="2"/>
          <table:table-cell office:value-type="string">
            <text:p>(-infinity,-3s)</text:p>
          </table:table-cell>
          <table:table-cell office:value-type="string">
            <text:p>(-3s,-2s)</text:p>
          </table:table-cell>
          <table:table-cell office:value-type="string">
            <text:p>(-2s,-s)</text:p>
          </table:table-cell>
          <table:table-cell office:value-type="string">
            <text:p>(-s,m)</text:p>
          </table:table-cell>
          <table:table-cell office:value-type="string">
            <text:p>(m,s)</text:p>
          </table:table-cell>
          <table:table-cell office:value-type="string">
            <text:p>(s,2s)</text:p>
          </table:table-cell>
          <table:table-cell office:value-type="string">
            <text:p>(2s,3s)</text:p>
          </table:table-cell>
          <table:table-cell office:value-type="string">
            <text:p>(3s,infinity)</text:p>
          </table:table-cell>
          <table:table-cell table:number-columns-repeated="10"/>
          <table:table-cell table:style-name="Default"/>
          <table:table-cell table:number-columns-repeated="1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3" office:value-type="float" office:value="0.0189">
            <text:p>0,0189</text:p>
          </table:table-cell>
          <table:table-cell table:formula="of:=IF([.C2]&lt;([.$C$52]-3*[.$C$53]);1;0)" office:value-type="float" office:value="0">
            <text:p>0</text:p>
          </table:table-cell>
          <table:table-cell table:formula="of:=IF(AND([.C2]&lt;([.$C$52]-2*[.$C$53]);[.C2]&gt;([.$C$52]-3*[.$C$53]));1;0)" office:value-type="float" office:value="1">
            <text:p>1</text:p>
          </table:table-cell>
          <table:table-cell table:formula="of:=IF(AND([.$C2]&lt;([.$C$52]-1*[.$C$53]);[.$C2]&gt;([.$C$52]-2*[.$C$53]));1;0)" office:value-type="float" office:value="0">
            <text:p>0</text:p>
          </table:table-cell>
          <table:table-cell table:formula="of:=IF(AND([.$C2]&lt;([.$C$52]);[.$C2]&gt;([.$C$52]-[.$C$53]));1;0)" office:value-type="float" office:value="0">
            <text:p>0</text:p>
          </table:table-cell>
          <table:table-cell table:formula="of:=IF(AND([.$C2]&lt;([.$C$52]+[.$C$53]);[.$C2]&gt;[.$C$52]);1;0)" office:value-type="float" office:value="0">
            <text:p>0</text:p>
          </table:table-cell>
          <table:table-cell table:formula="of:=IF(AND([.$C2]&lt;([.$C$52]+2*[.$C$53]);[.$C2]&gt;([.$C$52]+[.$C$53]));1;0)" office:value-type="float" office:value="0">
            <text:p>0</text:p>
          </table:table-cell>
          <table:table-cell table:formula="of:=IF(AND([.$C2]&lt;([.$C$52]+3*[.$C$53]);[.$C2]&gt;([.$C$52]+2*[.$C$53]));1;0)" office:value-type="float" office:value="0">
            <text:p>0</text:p>
          </table:table-cell>
          <table:table-cell table:formula="of:=IF([.$C2]&gt;([.$C$52]+3*[.$C$53]);1;0)" office:value-type="float" office:value="0">
            <text:p>0</text:p>
          </table:table-cell>
          <table:table-cell table:number-columns-repeated="10"/>
          <table:table-cell table:style-name="Default"/>
          <table:table-cell table:number-columns-repeated="1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3" office:value-type="float" office:value="0.5742">
            <text:p>0,5742</text:p>
          </table:table-cell>
          <table:table-cell table:formula="of:=IF([.C3]&lt;([.$C$52]-3*[.$C$53]);1;0)" office:value-type="float" office:value="0">
            <text:p>0</text:p>
          </table:table-cell>
          <table:table-cell table:formula="of:=IF(AND([.C3]&lt;([.$C$52]-2*[.$C$53]);[.C3]&gt;([.$C$52]-3*[.$C$53]));1;0)" office:value-type="float" office:value="0">
            <text:p>0</text:p>
          </table:table-cell>
          <table:table-cell table:formula="of:=IF(AND([.$C3]&lt;([.$C$52]-1*[.$C$53]);[.$C3]&gt;([.$C$52]-2*[.$C$53]));1;0)" office:value-type="float" office:value="1">
            <text:p>1</text:p>
          </table:table-cell>
          <table:table-cell table:formula="of:=IF(AND([.$C3]&lt;([.$C$52]);[.$C3]&gt;([.$C$52]-[.$C$53]));1;0)" office:value-type="float" office:value="0">
            <text:p>0</text:p>
          </table:table-cell>
          <table:table-cell table:formula="of:=IF(AND([.$C3]&lt;([.$C$52]+[.$C$53]);[.$C3]&gt;[.$C$52]);1;0)" office:value-type="float" office:value="0">
            <text:p>0</text:p>
          </table:table-cell>
          <table:table-cell table:formula="of:=IF(AND([.$C3]&lt;([.$C$52]+2*[.$C$53]);[.$C3]&gt;([.$C$52]+[.$C$53]));1;0)" office:value-type="float" office:value="0">
            <text:p>0</text:p>
          </table:table-cell>
          <table:table-cell table:formula="of:=IF(AND([.$C3]&lt;([.$C$52]+3*[.$C$53]);[.$C3]&gt;([.$C$52]+2*[.$C$53]));1;0)" office:value-type="float" office:value="0">
            <text:p>0</text:p>
          </table:table-cell>
          <table:table-cell table:formula="of:=IF([.$C3]&gt;([.$C$52]+3*[.$C$53]);1;0)" office:value-type="float" office:value="0">
            <text:p>0</text:p>
          </table:table-cell>
          <table:table-cell table:number-columns-repeated="10"/>
          <table:table-cell table:style-name="Default"/>
          <table:table-cell table:number-columns-repeated="1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3" office:value-type="float" office:value="0.7172">
            <text:p>0,7172</text:p>
          </table:table-cell>
          <table:table-cell table:formula="of:=IF([.C4]&lt;([.$C$52]-3*[.$C$53]);1;0)" office:value-type="float" office:value="0">
            <text:p>0</text:p>
          </table:table-cell>
          <table:table-cell table:formula="of:=IF(AND([.C4]&lt;([.$C$52]-2*[.$C$53]);[.C4]&gt;([.$C$52]-3*[.$C$53]));1;0)" office:value-type="float" office:value="0">
            <text:p>0</text:p>
          </table:table-cell>
          <table:table-cell table:formula="of:=IF(AND([.$C4]&lt;([.$C$52]-1*[.$C$53]);[.$C4]&gt;([.$C$52]-2*[.$C$53]));1;0)" office:value-type="float" office:value="1">
            <text:p>1</text:p>
          </table:table-cell>
          <table:table-cell table:formula="of:=IF(AND([.$C4]&lt;([.$C$52]);[.$C4]&gt;([.$C$52]-[.$C$53]));1;0)" office:value-type="float" office:value="0">
            <text:p>0</text:p>
          </table:table-cell>
          <table:table-cell table:formula="of:=IF(AND([.$C4]&lt;([.$C$52]+[.$C$53]);[.$C4]&gt;[.$C$52]);1;0)" office:value-type="float" office:value="0">
            <text:p>0</text:p>
          </table:table-cell>
          <table:table-cell table:formula="of:=IF(AND([.$C4]&lt;([.$C$52]+2*[.$C$53]);[.$C4]&gt;([.$C$52]+[.$C$53]));1;0)" office:value-type="float" office:value="0">
            <text:p>0</text:p>
          </table:table-cell>
          <table:table-cell table:formula="of:=IF(AND([.$C4]&lt;([.$C$52]+3*[.$C$53]);[.$C4]&gt;([.$C$52]+2*[.$C$53]));1;0)" office:value-type="float" office:value="0">
            <text:p>0</text:p>
          </table:table-cell>
          <table:table-cell table:formula="of:=IF([.$C4]&gt;([.$C$52]+3*[.$C$53]);1;0)" office:value-type="float" office:value="0">
            <text:p>0</text:p>
          </table:table-cell>
          <table:table-cell table:number-columns-repeated="10"/>
          <table:table-cell table:style-name="Default"/>
          <table:table-cell table:number-columns-repeated="1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3" office:value-type="float" office:value="0.7511">
            <text:p>0,7511</text:p>
          </table:table-cell>
          <table:table-cell table:formula="of:=IF([.C5]&lt;([.$C$52]-3*[.$C$53]);1;0)" office:value-type="float" office:value="0">
            <text:p>0</text:p>
          </table:table-cell>
          <table:table-cell table:formula="of:=IF(AND([.C5]&lt;([.$C$52]-2*[.$C$53]);[.C5]&gt;([.$C$52]-3*[.$C$53]));1;0)" office:value-type="float" office:value="0">
            <text:p>0</text:p>
          </table:table-cell>
          <table:table-cell table:formula="of:=IF(AND([.$C5]&lt;([.$C$52]-1*[.$C$53]);[.$C5]&gt;([.$C$52]-2*[.$C$53]));1;0)" office:value-type="float" office:value="1">
            <text:p>1</text:p>
          </table:table-cell>
          <table:table-cell table:formula="of:=IF(AND([.$C5]&lt;([.$C$52]);[.$C5]&gt;([.$C$52]-[.$C$53]));1;0)" office:value-type="float" office:value="0">
            <text:p>0</text:p>
          </table:table-cell>
          <table:table-cell table:formula="of:=IF(AND([.$C5]&lt;([.$C$52]+[.$C$53]);[.$C5]&gt;[.$C$52]);1;0)" office:value-type="float" office:value="0">
            <text:p>0</text:p>
          </table:table-cell>
          <table:table-cell table:formula="of:=IF(AND([.$C5]&lt;([.$C$52]+2*[.$C$53]);[.$C5]&gt;([.$C$52]+[.$C$53]));1;0)" office:value-type="float" office:value="0">
            <text:p>0</text:p>
          </table:table-cell>
          <table:table-cell table:formula="of:=IF(AND([.$C5]&lt;([.$C$52]+3*[.$C$53]);[.$C5]&gt;([.$C$52]+2*[.$C$53]));1;0)" office:value-type="float" office:value="0">
            <text:p>0</text:p>
          </table:table-cell>
          <table:table-cell table:formula="of:=IF([.$C5]&gt;([.$C$52]+3*[.$C$53]);1;0)" office:value-type="float" office:value="0">
            <text:p>0</text:p>
          </table:table-cell>
          <table:table-cell table:number-columns-repeated="10"/>
          <table:table-cell table:style-name="Default"/>
          <table:table-cell table:number-columns-repeated="1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office:value-type="float" office:value="0.8263">
            <text:p>0,8263</text:p>
          </table:table-cell>
          <table:table-cell table:formula="of:=IF([.C6]&lt;([.$C$52]-3*[.$C$53]);1;0)" office:value-type="float" office:value="0">
            <text:p>0</text:p>
          </table:table-cell>
          <table:table-cell table:formula="of:=IF(AND([.C6]&lt;([.$C$52]-2*[.$C$53]);[.C6]&gt;([.$C$52]-3*[.$C$53]));1;0)" office:value-type="float" office:value="0">
            <text:p>0</text:p>
          </table:table-cell>
          <table:table-cell table:formula="of:=IF(AND([.$C6]&lt;([.$C$52]-1*[.$C$53]);[.$C6]&gt;([.$C$52]-2*[.$C$53]));1;0)" office:value-type="float" office:value="1">
            <text:p>1</text:p>
          </table:table-cell>
          <table:table-cell table:formula="of:=IF(AND([.$C6]&lt;([.$C$52]);[.$C6]&gt;([.$C$52]-[.$C$53]));1;0)" office:value-type="float" office:value="0">
            <text:p>0</text:p>
          </table:table-cell>
          <table:table-cell table:formula="of:=IF(AND([.$C6]&lt;([.$C$52]+[.$C$53]);[.$C6]&gt;[.$C$52]);1;0)" office:value-type="float" office:value="0">
            <text:p>0</text:p>
          </table:table-cell>
          <table:table-cell table:formula="of:=IF(AND([.$C6]&lt;([.$C$52]+2*[.$C$53]);[.$C6]&gt;([.$C$52]+[.$C$53]));1;0)" office:value-type="float" office:value="0">
            <text:p>0</text:p>
          </table:table-cell>
          <table:table-cell table:formula="of:=IF(AND([.$C6]&lt;([.$C$52]+3*[.$C$53]);[.$C6]&gt;([.$C$52]+2*[.$C$53]));1;0)" office:value-type="float" office:value="0">
            <text:p>0</text:p>
          </table:table-cell>
          <table:table-cell table:formula="of:=IF([.$C6]&gt;([.$C$52]+3*[.$C$53]);1;0)" office:value-type="float" office:value="0">
            <text:p>0</text:p>
          </table:table-cell>
          <table:table-cell table:number-columns-repeated="10"/>
          <table:table-cell table:style-name="Default"/>
          <table:table-cell table:number-columns-repeated="1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office:value-type="float" office:value="0.9192">
            <text:p>0,9192</text:p>
          </table:table-cell>
          <table:table-cell table:formula="of:=IF([.C7]&lt;([.$C$52]-3*[.$C$53]);1;0)" office:value-type="float" office:value="0">
            <text:p>0</text:p>
          </table:table-cell>
          <table:table-cell table:formula="of:=IF(AND([.C7]&lt;([.$C$52]-2*[.$C$53]);[.C7]&gt;([.$C$52]-3*[.$C$53]));1;0)" office:value-type="float" office:value="0">
            <text:p>0</text:p>
          </table:table-cell>
          <table:table-cell table:formula="of:=IF(AND([.$C7]&lt;([.$C$52]-1*[.$C$53]);[.$C7]&gt;([.$C$52]-2*[.$C$53]));1;0)" office:value-type="float" office:value="1">
            <text:p>1</text:p>
          </table:table-cell>
          <table:table-cell table:formula="of:=IF(AND([.$C7]&lt;([.$C$52]);[.$C7]&gt;([.$C$52]-[.$C$53]));1;0)" office:value-type="float" office:value="0">
            <text:p>0</text:p>
          </table:table-cell>
          <table:table-cell table:formula="of:=IF(AND([.$C7]&lt;([.$C$52]+[.$C$53]);[.$C7]&gt;[.$C$52]);1;0)" office:value-type="float" office:value="0">
            <text:p>0</text:p>
          </table:table-cell>
          <table:table-cell table:formula="of:=IF(AND([.$C7]&lt;([.$C$52]+2*[.$C$53]);[.$C7]&gt;([.$C$52]+[.$C$53]));1;0)" office:value-type="float" office:value="0">
            <text:p>0</text:p>
          </table:table-cell>
          <table:table-cell table:formula="of:=IF(AND([.$C7]&lt;([.$C$52]+3*[.$C$53]);[.$C7]&gt;([.$C$52]+2*[.$C$53]));1;0)" office:value-type="float" office:value="0">
            <text:p>0</text:p>
          </table:table-cell>
          <table:table-cell table:formula="of:=IF([.$C7]&gt;([.$C$52]+3*[.$C$53]);1;0)" office:value-type="float" office:value="0">
            <text:p>0</text:p>
          </table:table-cell>
          <table:table-cell table:number-columns-repeated="10"/>
          <table:table-cell table:style-name="Default"/>
          <table:table-cell table:number-columns-repeated="1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office:value-type="float" office:value="0.9235">
            <text:p>0,9235</text:p>
          </table:table-cell>
          <table:table-cell table:formula="of:=IF([.C8]&lt;([.$C$52]-3*[.$C$53]);1;0)" office:value-type="float" office:value="0">
            <text:p>0</text:p>
          </table:table-cell>
          <table:table-cell table:formula="of:=IF(AND([.C8]&lt;([.$C$52]-2*[.$C$53]);[.C8]&gt;([.$C$52]-3*[.$C$53]));1;0)" office:value-type="float" office:value="0">
            <text:p>0</text:p>
          </table:table-cell>
          <table:table-cell table:formula="of:=IF(AND([.$C8]&lt;([.$C$52]-1*[.$C$53]);[.$C8]&gt;([.$C$52]-2*[.$C$53]));1;0)" office:value-type="float" office:value="1">
            <text:p>1</text:p>
          </table:table-cell>
          <table:table-cell table:formula="of:=IF(AND([.$C8]&lt;([.$C$52]);[.$C8]&gt;([.$C$52]-[.$C$53]));1;0)" office:value-type="float" office:value="0">
            <text:p>0</text:p>
          </table:table-cell>
          <table:table-cell table:formula="of:=IF(AND([.$C8]&lt;([.$C$52]+[.$C$53]);[.$C8]&gt;[.$C$52]);1;0)" office:value-type="float" office:value="0">
            <text:p>0</text:p>
          </table:table-cell>
          <table:table-cell table:formula="of:=IF(AND([.$C8]&lt;([.$C$52]+2*[.$C$53]);[.$C8]&gt;([.$C$52]+[.$C$53]));1;0)" office:value-type="float" office:value="0">
            <text:p>0</text:p>
          </table:table-cell>
          <table:table-cell table:formula="of:=IF(AND([.$C8]&lt;([.$C$52]+3*[.$C$53]);[.$C8]&gt;([.$C$52]+2*[.$C$53]));1;0)" office:value-type="float" office:value="0">
            <text:p>0</text:p>
          </table:table-cell>
          <table:table-cell table:formula="of:=IF([.$C8]&gt;([.$C$52]+3*[.$C$53]);1;0)" office:value-type="float" office:value="0">
            <text:p>0</text:p>
          </table:table-cell>
          <table:table-cell table:number-columns-repeated="10"/>
          <table:table-cell table:style-name="ce3" office:value-type="float" office:value="0.0189">
            <text:p>0,0189</text:p>
          </table:table-cell>
          <table:table-cell table:formula="of:=ABS([.V8]-[.$V$58])" office:value-type="float" office:value="1.69225">
            <text:p>1,69225</text:p>
          </table:table-cell>
          <table:table-cell table:number-columns-repeated="11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office:value-type="float" office:value="0.9369">
            <text:p>0,9369</text:p>
          </table:table-cell>
          <table:table-cell table:formula="of:=IF([.C9]&lt;([.$C$52]-3*[.$C$53]);1;0)" office:value-type="float" office:value="0">
            <text:p>0</text:p>
          </table:table-cell>
          <table:table-cell table:formula="of:=IF(AND([.C9]&lt;([.$C$52]-2*[.$C$53]);[.C9]&gt;([.$C$52]-3*[.$C$53]));1;0)" office:value-type="float" office:value="0">
            <text:p>0</text:p>
          </table:table-cell>
          <table:table-cell table:formula="of:=IF(AND([.$C9]&lt;([.$C$52]-1*[.$C$53]);[.$C9]&gt;([.$C$52]-2*[.$C$53]));1;0)" office:value-type="float" office:value="1">
            <text:p>1</text:p>
          </table:table-cell>
          <table:table-cell table:formula="of:=IF(AND([.$C9]&lt;([.$C$52]);[.$C9]&gt;([.$C$52]-[.$C$53]));1;0)" office:value-type="float" office:value="0">
            <text:p>0</text:p>
          </table:table-cell>
          <table:table-cell table:formula="of:=IF(AND([.$C9]&lt;([.$C$52]+[.$C$53]);[.$C9]&gt;[.$C$52]);1;0)" office:value-type="float" office:value="0">
            <text:p>0</text:p>
          </table:table-cell>
          <table:table-cell table:formula="of:=IF(AND([.$C9]&lt;([.$C$52]+2*[.$C$53]);[.$C9]&gt;([.$C$52]+[.$C$53]));1;0)" office:value-type="float" office:value="0">
            <text:p>0</text:p>
          </table:table-cell>
          <table:table-cell table:formula="of:=IF(AND([.$C9]&lt;([.$C$52]+3*[.$C$53]);[.$C9]&gt;([.$C$52]+2*[.$C$53]));1;0)" office:value-type="float" office:value="0">
            <text:p>0</text:p>
          </table:table-cell>
          <table:table-cell table:formula="of:=IF([.$C9]&gt;([.$C$52]+3*[.$C$53]);1;0)" office:value-type="float" office:value="0">
            <text:p>0</text:p>
          </table:table-cell>
          <table:table-cell table:number-columns-repeated="10"/>
          <table:table-cell table:style-name="ce3" office:value-type="float" office:value="0.5742">
            <text:p>0,5742</text:p>
          </table:table-cell>
          <table:table-cell table:formula="of:=ABS([.V9]-[.$V$58])" office:value-type="float" office:value="1.13695">
            <text:p>1,13695</text:p>
          </table:table-cell>
          <table:table-cell table:number-columns-repeated="11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.0887">
            <text:p>1,0887</text:p>
          </table:table-cell>
          <table:table-cell table:formula="of:=IF([.C10]&lt;([.$C$52]-3*[.$C$53]);1;0)" office:value-type="float" office:value="0">
            <text:p>0</text:p>
          </table:table-cell>
          <table:table-cell table:formula="of:=IF(AND([.C10]&lt;([.$C$52]-2*[.$C$53]);[.C10]&gt;([.$C$52]-3*[.$C$53]));1;0)" office:value-type="float" office:value="0">
            <text:p>0</text:p>
          </table:table-cell>
          <table:table-cell table:formula="of:=IF(AND([.$C10]&lt;([.$C$52]-1*[.$C$53]);[.$C10]&gt;([.$C$52]-2*[.$C$53]));1;0)" office:value-type="float" office:value="0">
            <text:p>0</text:p>
          </table:table-cell>
          <table:table-cell table:formula="of:=IF(AND([.$C10]&lt;([.$C$52]);[.$C10]&gt;([.$C$52]-[.$C$53]));1;0)" office:value-type="float" office:value="1">
            <text:p>1</text:p>
          </table:table-cell>
          <table:table-cell table:formula="of:=IF(AND([.$C10]&lt;([.$C$52]+[.$C$53]);[.$C10]&gt;[.$C$52]);1;0)" office:value-type="float" office:value="0">
            <text:p>0</text:p>
          </table:table-cell>
          <table:table-cell table:formula="of:=IF(AND([.$C10]&lt;([.$C$52]+2*[.$C$53]);[.$C10]&gt;([.$C$52]+[.$C$53]));1;0)" office:value-type="float" office:value="0">
            <text:p>0</text:p>
          </table:table-cell>
          <table:table-cell table:formula="of:=IF(AND([.$C10]&lt;([.$C$52]+3*[.$C$53]);[.$C10]&gt;([.$C$52]+2*[.$C$53]));1;0)" office:value-type="float" office:value="0">
            <text:p>0</text:p>
          </table:table-cell>
          <table:table-cell table:formula="of:=IF([.$C10]&gt;([.$C$52]+3*[.$C$53]);1;0)" office:value-type="float" office:value="0">
            <text:p>0</text:p>
          </table:table-cell>
          <table:table-cell table:number-columns-repeated="10"/>
          <table:table-cell table:style-name="ce3" office:value-type="float" office:value="0.7172">
            <text:p>0,7172</text:p>
          </table:table-cell>
          <table:table-cell table:formula="of:=ABS([.V10]-[.$V$58])" office:value-type="float" office:value="0.99395">
            <text:p>0,99395</text:p>
          </table:table-cell>
          <table:table-cell table:number-columns-repeated="11"/>
          <table:table-cell table:style-name="Default"/>
          <table:table-cell/>
        </table:table-row>
        <table:table-row table:style-name="ro1">
          <table:table-cell table:number-columns-repeated="2"/>
          <table:table-cell table:style-name="ce5" office:value-type="float" office:value="1.1569">
            <text:p>1,1569</text:p>
          </table:table-cell>
          <table:table-cell table:formula="of:=IF([.C11]&lt;([.$C$52]-3*[.$C$53]);1;0)" office:value-type="float" office:value="0">
            <text:p>0</text:p>
          </table:table-cell>
          <table:table-cell table:formula="of:=IF(AND([.C11]&lt;([.$C$52]-2*[.$C$53]);[.C11]&gt;([.$C$52]-3*[.$C$53]));1;0)" office:value-type="float" office:value="0">
            <text:p>0</text:p>
          </table:table-cell>
          <table:table-cell table:formula="of:=IF(AND([.$C11]&lt;([.$C$52]-1*[.$C$53]);[.$C11]&gt;([.$C$52]-2*[.$C$53]));1;0)" office:value-type="float" office:value="0">
            <text:p>0</text:p>
          </table:table-cell>
          <table:table-cell table:formula="of:=IF(AND([.$C11]&lt;([.$C$52]);[.$C11]&gt;([.$C$52]-[.$C$53]));1;0)" office:value-type="float" office:value="1">
            <text:p>1</text:p>
          </table:table-cell>
          <table:table-cell table:formula="of:=IF(AND([.$C11]&lt;([.$C$52]+[.$C$53]);[.$C11]&gt;[.$C$52]);1;0)" office:value-type="float" office:value="0">
            <text:p>0</text:p>
          </table:table-cell>
          <table:table-cell table:formula="of:=IF(AND([.$C11]&lt;([.$C$52]+2*[.$C$53]);[.$C11]&gt;([.$C$52]+[.$C$53]));1;0)" office:value-type="float" office:value="0">
            <text:p>0</text:p>
          </table:table-cell>
          <table:table-cell table:formula="of:=IF(AND([.$C11]&lt;([.$C$52]+3*[.$C$53]);[.$C11]&gt;([.$C$52]+2*[.$C$53]));1;0)" office:value-type="float" office:value="0">
            <text:p>0</text:p>
          </table:table-cell>
          <table:table-cell table:formula="of:=IF([.$C11]&gt;([.$C$52]+3*[.$C$53]);1;0)" office:value-type="float" office:value="0">
            <text:p>0</text:p>
          </table:table-cell>
          <table:table-cell table:number-columns-repeated="10"/>
          <table:table-cell table:style-name="ce7" office:value-type="float" office:value="0.7511">
            <text:p>0,7511</text:p>
          </table:table-cell>
          <table:table-cell table:formula="of:=ABS([.V11]-[.$V$58])" office:value-type="float" office:value="0.96005">
            <text:p>0,96005</text:p>
          </table:table-cell>
          <table:table-cell table:number-columns-repeated="11"/>
          <table:table-cell table:style-name="Default"/>
          <table:table-cell/>
        </table:table-row>
        <table:table-row table:style-name="ro1">
          <table:table-cell table:number-columns-repeated="2"/>
          <table:table-cell table:style-name="ce5" office:value-type="float" office:value="1.2426">
            <text:p>1,2426</text:p>
          </table:table-cell>
          <table:table-cell table:formula="of:=IF([.C12]&lt;([.$C$52]-3*[.$C$53]);1;0)" office:value-type="float" office:value="0">
            <text:p>0</text:p>
          </table:table-cell>
          <table:table-cell table:formula="of:=IF(AND([.C12]&lt;([.$C$52]-2*[.$C$53]);[.C12]&gt;([.$C$52]-3*[.$C$53]));1;0)" office:value-type="float" office:value="0">
            <text:p>0</text:p>
          </table:table-cell>
          <table:table-cell table:formula="of:=IF(AND([.$C12]&lt;([.$C$52]-1*[.$C$53]);[.$C12]&gt;([.$C$52]-2*[.$C$53]));1;0)" office:value-type="float" office:value="0">
            <text:p>0</text:p>
          </table:table-cell>
          <table:table-cell table:formula="of:=IF(AND([.$C12]&lt;([.$C$52]);[.$C12]&gt;([.$C$52]-[.$C$53]));1;0)" office:value-type="float" office:value="1">
            <text:p>1</text:p>
          </table:table-cell>
          <table:table-cell table:formula="of:=IF(AND([.$C12]&lt;([.$C$52]+[.$C$53]);[.$C12]&gt;[.$C$52]);1;0)" office:value-type="float" office:value="0">
            <text:p>0</text:p>
          </table:table-cell>
          <table:table-cell table:formula="of:=IF(AND([.$C12]&lt;([.$C$52]+2*[.$C$53]);[.$C12]&gt;([.$C$52]+[.$C$53]));1;0)" office:value-type="float" office:value="0">
            <text:p>0</text:p>
          </table:table-cell>
          <table:table-cell table:formula="of:=IF(AND([.$C12]&lt;([.$C$52]+3*[.$C$53]);[.$C12]&gt;([.$C$52]+2*[.$C$53]));1;0)" office:value-type="float" office:value="0">
            <text:p>0</text:p>
          </table:table-cell>
          <table:table-cell table:formula="of:=IF([.$C12]&gt;([.$C$52]+3*[.$C$53]);1;0)" office:value-type="float" office:value="0">
            <text:p>0</text:p>
          </table:table-cell>
          <table:table-cell table:number-columns-repeated="10"/>
          <table:table-cell table:style-name="ce7" office:value-type="float" office:value="0.8263">
            <text:p>0,8263</text:p>
          </table:table-cell>
          <table:table-cell table:formula="of:=ABS([.V12]-[.$V$58])" office:value-type="float" office:value="0.88485">
            <text:p>0,88485</text:p>
          </table:table-cell>
          <table:table-cell table:number-columns-repeated="11"/>
          <table:table-cell table:style-name="Default"/>
          <table:table-cell/>
        </table:table-row>
        <table:table-row table:style-name="ro1">
          <table:table-cell table:number-columns-repeated="2"/>
          <table:table-cell table:style-name="ce5" office:value-type="float" office:value="1.3197">
            <text:p>1,3197</text:p>
          </table:table-cell>
          <table:table-cell table:formula="of:=IF([.C13]&lt;([.$C$52]-3*[.$C$53]);1;0)" office:value-type="float" office:value="0">
            <text:p>0</text:p>
          </table:table-cell>
          <table:table-cell table:formula="of:=IF(AND([.C13]&lt;([.$C$52]-2*[.$C$53]);[.C13]&gt;([.$C$52]-3*[.$C$53]));1;0)" office:value-type="float" office:value="0">
            <text:p>0</text:p>
          </table:table-cell>
          <table:table-cell table:formula="of:=IF(AND([.$C13]&lt;([.$C$52]-1*[.$C$53]);[.$C13]&gt;([.$C$52]-2*[.$C$53]));1;0)" office:value-type="float" office:value="0">
            <text:p>0</text:p>
          </table:table-cell>
          <table:table-cell table:formula="of:=IF(AND([.$C13]&lt;([.$C$52]);[.$C13]&gt;([.$C$52]-[.$C$53]));1;0)" office:value-type="float" office:value="1">
            <text:p>1</text:p>
          </table:table-cell>
          <table:table-cell table:formula="of:=IF(AND([.$C13]&lt;([.$C$52]+[.$C$53]);[.$C13]&gt;[.$C$52]);1;0)" office:value-type="float" office:value="0">
            <text:p>0</text:p>
          </table:table-cell>
          <table:table-cell table:formula="of:=IF(AND([.$C13]&lt;([.$C$52]+2*[.$C$53]);[.$C13]&gt;([.$C$52]+[.$C$53]));1;0)" office:value-type="float" office:value="0">
            <text:p>0</text:p>
          </table:table-cell>
          <table:table-cell table:formula="of:=IF(AND([.$C13]&lt;([.$C$52]+3*[.$C$53]);[.$C13]&gt;([.$C$52]+2*[.$C$53]));1;0)" office:value-type="float" office:value="0">
            <text:p>0</text:p>
          </table:table-cell>
          <table:table-cell table:formula="of:=IF([.$C13]&gt;([.$C$52]+3*[.$C$53]);1;0)" office:value-type="float" office:value="0">
            <text:p>0</text:p>
          </table:table-cell>
          <table:table-cell table:number-columns-repeated="10"/>
          <table:table-cell table:style-name="ce7" office:value-type="float" office:value="0.9192">
            <text:p>0,9192</text:p>
          </table:table-cell>
          <table:table-cell table:formula="of:=ABS([.V13]-[.$V$58])" office:value-type="float" office:value="0.79195">
            <text:p>0,79195</text:p>
          </table:table-cell>
          <table:table-cell table:number-columns-repeated="11"/>
          <table:table-cell table:style-name="Default"/>
          <table:table-cell/>
        </table:table-row>
        <table:table-row table:style-name="ro1">
          <table:table-cell table:number-columns-repeated="2"/>
          <table:table-cell table:style-name="ce5" office:value-type="float" office:value="1.3288">
            <text:p>1,3288</text:p>
          </table:table-cell>
          <table:table-cell table:formula="of:=IF([.C14]&lt;([.$C$52]-3*[.$C$53]);1;0)" office:value-type="float" office:value="0">
            <text:p>0</text:p>
          </table:table-cell>
          <table:table-cell table:formula="of:=IF(AND([.C14]&lt;([.$C$52]-2*[.$C$53]);[.C14]&gt;([.$C$52]-3*[.$C$53]));1;0)" office:value-type="float" office:value="0">
            <text:p>0</text:p>
          </table:table-cell>
          <table:table-cell table:formula="of:=IF(AND([.$C14]&lt;([.$C$52]-1*[.$C$53]);[.$C14]&gt;([.$C$52]-2*[.$C$53]));1;0)" office:value-type="float" office:value="0">
            <text:p>0</text:p>
          </table:table-cell>
          <table:table-cell table:formula="of:=IF(AND([.$C14]&lt;([.$C$52]);[.$C14]&gt;([.$C$52]-[.$C$53]));1;0)" office:value-type="float" office:value="1">
            <text:p>1</text:p>
          </table:table-cell>
          <table:table-cell table:formula="of:=IF(AND([.$C14]&lt;([.$C$52]+[.$C$53]);[.$C14]&gt;[.$C$52]);1;0)" office:value-type="float" office:value="0">
            <text:p>0</text:p>
          </table:table-cell>
          <table:table-cell table:formula="of:=IF(AND([.$C14]&lt;([.$C$52]+2*[.$C$53]);[.$C14]&gt;([.$C$52]+[.$C$53]));1;0)" office:value-type="float" office:value="0">
            <text:p>0</text:p>
          </table:table-cell>
          <table:table-cell table:formula="of:=IF(AND([.$C14]&lt;([.$C$52]+3*[.$C$53]);[.$C14]&gt;([.$C$52]+2*[.$C$53]));1;0)" office:value-type="float" office:value="0">
            <text:p>0</text:p>
          </table:table-cell>
          <table:table-cell table:formula="of:=IF([.$C14]&gt;([.$C$52]+3*[.$C$53]);1;0)" office:value-type="float" office:value="0">
            <text:p>0</text:p>
          </table:table-cell>
          <table:table-cell table:number-columns-repeated="10"/>
          <table:table-cell table:style-name="ce7" office:value-type="float" office:value="0.9235">
            <text:p>0,9235</text:p>
          </table:table-cell>
          <table:table-cell table:formula="of:=ABS([.V14]-[.$V$58])" office:value-type="float" office:value="0.78765">
            <text:p>0,78765</text:p>
          </table:table-cell>
          <table:table-cell table:number-columns-repeated="11"/>
          <table:table-cell table:style-name="Default"/>
          <table:table-cell/>
        </table:table-row>
        <table:table-row table:style-name="ro1">
          <table:table-cell table:number-columns-repeated="2"/>
          <table:table-cell table:style-name="ce5" office:value-type="float" office:value="1.3383">
            <text:p>1,3383</text:p>
          </table:table-cell>
          <table:table-cell table:formula="of:=IF([.C15]&lt;([.$C$52]-3*[.$C$53]);1;0)" office:value-type="float" office:value="0">
            <text:p>0</text:p>
          </table:table-cell>
          <table:table-cell table:formula="of:=IF(AND([.C15]&lt;([.$C$52]-2*[.$C$53]);[.C15]&gt;([.$C$52]-3*[.$C$53]));1;0)" office:value-type="float" office:value="0">
            <text:p>0</text:p>
          </table:table-cell>
          <table:table-cell table:formula="of:=IF(AND([.$C15]&lt;([.$C$52]-1*[.$C$53]);[.$C15]&gt;([.$C$52]-2*[.$C$53]));1;0)" office:value-type="float" office:value="0">
            <text:p>0</text:p>
          </table:table-cell>
          <table:table-cell table:formula="of:=IF(AND([.$C15]&lt;([.$C$52]);[.$C15]&gt;([.$C$52]-[.$C$53]));1;0)" office:value-type="float" office:value="1">
            <text:p>1</text:p>
          </table:table-cell>
          <table:table-cell table:formula="of:=IF(AND([.$C15]&lt;([.$C$52]+[.$C$53]);[.$C15]&gt;[.$C$52]);1;0)" office:value-type="float" office:value="0">
            <text:p>0</text:p>
          </table:table-cell>
          <table:table-cell table:formula="of:=IF(AND([.$C15]&lt;([.$C$52]+2*[.$C$53]);[.$C15]&gt;([.$C$52]+[.$C$53]));1;0)" office:value-type="float" office:value="0">
            <text:p>0</text:p>
          </table:table-cell>
          <table:table-cell table:formula="of:=IF(AND([.$C15]&lt;([.$C$52]+3*[.$C$53]);[.$C15]&gt;([.$C$52]+2*[.$C$53]));1;0)" office:value-type="float" office:value="0">
            <text:p>0</text:p>
          </table:table-cell>
          <table:table-cell table:formula="of:=IF([.$C15]&gt;([.$C$52]+3*[.$C$53]);1;0)" office:value-type="float" office:value="0">
            <text:p>0</text:p>
          </table:table-cell>
          <table:table-cell table:number-columns-repeated="10"/>
          <table:table-cell table:style-name="ce7" office:value-type="float" office:value="0.9369">
            <text:p>0,9369</text:p>
          </table:table-cell>
          <table:table-cell table:formula="of:=ABS([.V15]-[.$V$58])" office:value-type="float" office:value="0.77425">
            <text:p>0,77425</text:p>
          </table:table-cell>
          <table:table-cell table:number-columns-repeated="10"/>
          <table:table-cell office:value-type="float" office:value="1">
            <text:p>1</text:p>
          </table:table-cell>
          <table:table-cell table:style-name="ce3" office:value-type="float" office:value="0.0189">
            <text:p>0,0189</text:p>
          </table:table-cell>
          <table:table-cell table:formula="of:=[.AH15]/50" office:value-type="float" office:value="0.02">
            <text:p>0,02</text:p>
          </table:table-cell>
        </table:table-row>
        <table:table-row table:style-name="ro1">
          <table:table-cell table:number-columns-repeated="2"/>
          <table:table-cell table:style-name="ce5" office:value-type="float" office:value="1.3915">
            <text:p>1,3915</text:p>
          </table:table-cell>
          <table:table-cell table:formula="of:=IF([.C16]&lt;([.$C$52]-3*[.$C$53]);1;0)" office:value-type="float" office:value="0">
            <text:p>0</text:p>
          </table:table-cell>
          <table:table-cell table:formula="of:=IF(AND([.C16]&lt;([.$C$52]-2*[.$C$53]);[.C16]&gt;([.$C$52]-3*[.$C$53]));1;0)" office:value-type="float" office:value="0">
            <text:p>0</text:p>
          </table:table-cell>
          <table:table-cell table:formula="of:=IF(AND([.$C16]&lt;([.$C$52]-1*[.$C$53]);[.$C16]&gt;([.$C$52]-2*[.$C$53]));1;0)" office:value-type="float" office:value="0">
            <text:p>0</text:p>
          </table:table-cell>
          <table:table-cell table:formula="of:=IF(AND([.$C16]&lt;([.$C$52]);[.$C16]&gt;([.$C$52]-[.$C$53]));1;0)" office:value-type="float" office:value="1">
            <text:p>1</text:p>
          </table:table-cell>
          <table:table-cell table:formula="of:=IF(AND([.$C16]&lt;([.$C$52]+[.$C$53]);[.$C16]&gt;[.$C$52]);1;0)" office:value-type="float" office:value="0">
            <text:p>0</text:p>
          </table:table-cell>
          <table:table-cell table:formula="of:=IF(AND([.$C16]&lt;([.$C$52]+2*[.$C$53]);[.$C16]&gt;([.$C$52]+[.$C$53]));1;0)" office:value-type="float" office:value="0">
            <text:p>0</text:p>
          </table:table-cell>
          <table:table-cell table:formula="of:=IF(AND([.$C16]&lt;([.$C$52]+3*[.$C$53]);[.$C16]&gt;([.$C$52]+2*[.$C$53]));1;0)" office:value-type="float" office:value="0">
            <text:p>0</text:p>
          </table:table-cell>
          <table:table-cell table:formula="of:=IF([.$C16]&gt;([.$C$52]+3*[.$C$53]);1;0)" office:value-type="float" office:value="0">
            <text:p>0</text:p>
          </table:table-cell>
          <table:table-cell table:number-columns-repeated="10"/>
          <table:table-cell office:value-type="float" office:value="1.0887">
            <text:p>1,0887</text:p>
          </table:table-cell>
          <table:table-cell table:formula="of:=ABS([.V16]-[.$V$58])" office:value-type="float" office:value="0.62245">
            <text:p>0,62245</text:p>
          </table:table-cell>
          <table:table-cell table:number-columns-repeated="10"/>
          <table:table-cell office:value-type="float" office:value="2">
            <text:p>2</text:p>
          </table:table-cell>
          <table:table-cell table:style-name="ce3" office:value-type="float" office:value="0.5742">
            <text:p>0,5742</text:p>
          </table:table-cell>
          <table:table-cell table:formula="of:=[.AH16]/50" office:value-type="float" office:value="0.04">
            <text:p>0,04</text:p>
          </table:table-cell>
        </table:table-row>
        <table:table-row table:style-name="ro1">
          <table:table-cell table:number-columns-repeated="2"/>
          <table:table-cell office:value-type="float" office:value="1.3981">
            <text:p>1,3981</text:p>
          </table:table-cell>
          <table:table-cell table:formula="of:=IF([.C17]&lt;([.$C$52]-3*[.$C$53]);1;0)" office:value-type="float" office:value="0">
            <text:p>0</text:p>
          </table:table-cell>
          <table:table-cell table:formula="of:=IF(AND([.C17]&lt;([.$C$52]-2*[.$C$53]);[.C17]&gt;([.$C$52]-3*[.$C$53]));1;0)" office:value-type="float" office:value="0">
            <text:p>0</text:p>
          </table:table-cell>
          <table:table-cell table:formula="of:=IF(AND([.$C17]&lt;([.$C$52]-1*[.$C$53]);[.$C17]&gt;([.$C$52]-2*[.$C$53]));1;0)" office:value-type="float" office:value="0">
            <text:p>0</text:p>
          </table:table-cell>
          <table:table-cell table:formula="of:=IF(AND([.$C17]&lt;([.$C$52]);[.$C17]&gt;([.$C$52]-[.$C$53]));1;0)" office:value-type="float" office:value="1">
            <text:p>1</text:p>
          </table:table-cell>
          <table:table-cell table:formula="of:=IF(AND([.$C17]&lt;([.$C$52]+[.$C$53]);[.$C17]&gt;[.$C$52]);1;0)" office:value-type="float" office:value="0">
            <text:p>0</text:p>
          </table:table-cell>
          <table:table-cell table:formula="of:=IF(AND([.$C17]&lt;([.$C$52]+2*[.$C$53]);[.$C17]&gt;([.$C$52]+[.$C$53]));1;0)" office:value-type="float" office:value="0">
            <text:p>0</text:p>
          </table:table-cell>
          <table:table-cell table:formula="of:=IF(AND([.$C17]&lt;([.$C$52]+3*[.$C$53]);[.$C17]&gt;([.$C$52]+2*[.$C$53]));1;0)" office:value-type="float" office:value="0">
            <text:p>0</text:p>
          </table:table-cell>
          <table:table-cell table:formula="of:=IF([.$C17]&gt;([.$C$52]+3*[.$C$53]);1;0)" office:value-type="float" office:value="0">
            <text:p>0</text:p>
          </table:table-cell>
          <table:table-cell table:number-columns-repeated="10"/>
          <table:table-cell office:value-type="float" office:value="1.1569">
            <text:p>1,1569</text:p>
          </table:table-cell>
          <table:table-cell table:formula="of:=ABS([.V17]-[.$V$58])" office:value-type="float" office:value="0.55425">
            <text:p>0,55425</text:p>
          </table:table-cell>
          <table:table-cell table:number-columns-repeated="10"/>
          <table:table-cell office:value-type="float" office:value="3">
            <text:p>3</text:p>
          </table:table-cell>
          <table:table-cell table:style-name="ce3" office:value-type="float" office:value="0.7172">
            <text:p>0,7172</text:p>
          </table:table-cell>
          <table:table-cell table:formula="of:=[.AH17]/50" office:value-type="float" office:value="0.06">
            <text:p>0,06</text:p>
          </table:table-cell>
        </table:table-row>
        <table:table-row table:style-name="ro1">
          <table:table-cell table:number-columns-repeated="2"/>
          <table:table-cell office:value-type="float" office:value="1.3995">
            <text:p>1,3995</text:p>
          </table:table-cell>
          <table:table-cell table:formula="of:=IF([.C18]&lt;([.$C$52]-3*[.$C$53]);1;0)" office:value-type="float" office:value="0">
            <text:p>0</text:p>
          </table:table-cell>
          <table:table-cell table:formula="of:=IF(AND([.C18]&lt;([.$C$52]-2*[.$C$53]);[.C18]&gt;([.$C$52]-3*[.$C$53]));1;0)" office:value-type="float" office:value="0">
            <text:p>0</text:p>
          </table:table-cell>
          <table:table-cell table:formula="of:=IF(AND([.$C18]&lt;([.$C$52]-1*[.$C$53]);[.$C18]&gt;([.$C$52]-2*[.$C$53]));1;0)" office:value-type="float" office:value="0">
            <text:p>0</text:p>
          </table:table-cell>
          <table:table-cell table:formula="of:=IF(AND([.$C18]&lt;([.$C$52]);[.$C18]&gt;([.$C$52]-[.$C$53]));1;0)" office:value-type="float" office:value="1">
            <text:p>1</text:p>
          </table:table-cell>
          <table:table-cell table:formula="of:=IF(AND([.$C18]&lt;([.$C$52]+[.$C$53]);[.$C18]&gt;[.$C$52]);1;0)" office:value-type="float" office:value="0">
            <text:p>0</text:p>
          </table:table-cell>
          <table:table-cell table:formula="of:=IF(AND([.$C18]&lt;([.$C$52]+2*[.$C$53]);[.$C18]&gt;([.$C$52]+[.$C$53]));1;0)" office:value-type="float" office:value="0">
            <text:p>0</text:p>
          </table:table-cell>
          <table:table-cell table:formula="of:=IF(AND([.$C18]&lt;([.$C$52]+3*[.$C$53]);[.$C18]&gt;([.$C$52]+2*[.$C$53]));1;0)" office:value-type="float" office:value="0">
            <text:p>0</text:p>
          </table:table-cell>
          <table:table-cell table:formula="of:=IF([.$C18]&gt;([.$C$52]+3*[.$C$53]);1;0)" office:value-type="float" office:value="0">
            <text:p>0</text:p>
          </table:table-cell>
          <table:table-cell table:number-columns-repeated="10"/>
          <table:table-cell table:style-name="ce5" office:value-type="float" office:value="1.2426">
            <text:p>1,2426</text:p>
          </table:table-cell>
          <table:table-cell table:formula="of:=ABS([.V18]-[.$V$58])" office:value-type="float" office:value="0.46855">
            <text:p>0,46855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7" office:value-type="float" office:value="0.7511">
            <text:p>0,7511</text:p>
          </table:table-cell>
          <table:table-cell table:formula="of:=[.AH18]/50" office:value-type="float" office:value="0.08">
            <text:p>0,08</text:p>
          </table:table-cell>
        </table:table-row>
        <table:table-row table:style-name="ro1">
          <table:table-cell table:number-columns-repeated="2"/>
          <table:table-cell office:value-type="float" office:value="1.4096">
            <text:p>1,4096</text:p>
          </table:table-cell>
          <table:table-cell table:formula="of:=IF([.C19]&lt;([.$C$52]-3*[.$C$53]);1;0)" office:value-type="float" office:value="0">
            <text:p>0</text:p>
          </table:table-cell>
          <table:table-cell table:formula="of:=IF(AND([.C19]&lt;([.$C$52]-2*[.$C$53]);[.C19]&gt;([.$C$52]-3*[.$C$53]));1;0)" office:value-type="float" office:value="0">
            <text:p>0</text:p>
          </table:table-cell>
          <table:table-cell table:formula="of:=IF(AND([.$C19]&lt;([.$C$52]-1*[.$C$53]);[.$C19]&gt;([.$C$52]-2*[.$C$53]));1;0)" office:value-type="float" office:value="0">
            <text:p>0</text:p>
          </table:table-cell>
          <table:table-cell table:formula="of:=IF(AND([.$C19]&lt;([.$C$52]);[.$C19]&gt;([.$C$52]-[.$C$53]));1;0)" office:value-type="float" office:value="1">
            <text:p>1</text:p>
          </table:table-cell>
          <table:table-cell table:formula="of:=IF(AND([.$C19]&lt;([.$C$52]+[.$C$53]);[.$C19]&gt;[.$C$52]);1;0)" office:value-type="float" office:value="0">
            <text:p>0</text:p>
          </table:table-cell>
          <table:table-cell table:formula="of:=IF(AND([.$C19]&lt;([.$C$52]+2*[.$C$53]);[.$C19]&gt;([.$C$52]+[.$C$53]));1;0)" office:value-type="float" office:value="0">
            <text:p>0</text:p>
          </table:table-cell>
          <table:table-cell table:formula="of:=IF(AND([.$C19]&lt;([.$C$52]+3*[.$C$53]);[.$C19]&gt;([.$C$52]+2*[.$C$53]));1;0)" office:value-type="float" office:value="0">
            <text:p>0</text:p>
          </table:table-cell>
          <table:table-cell table:formula="of:=IF([.$C19]&gt;([.$C$52]+3*[.$C$53]);1;0)" office:value-type="float" office:value="0">
            <text:p>0</text:p>
          </table:table-cell>
          <table:table-cell table:number-columns-repeated="10"/>
          <table:table-cell table:style-name="ce5" office:value-type="float" office:value="1.3197">
            <text:p>1,3197</text:p>
          </table:table-cell>
          <table:table-cell table:formula="of:=ABS([.V19]-[.$V$58])" office:value-type="float" office:value="0.39145">
            <text:p>0,39145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7" office:value-type="float" office:value="0.8263">
            <text:p>0,8263</text:p>
          </table:table-cell>
          <table:table-cell table:formula="of:=[.AH19]/50" office:value-type="float" office:value="0.1">
            <text:p>0,1</text:p>
          </table:table-cell>
        </table:table-row>
        <table:table-row table:style-name="ro1">
          <table:table-cell table:number-columns-repeated="2"/>
          <table:table-cell office:value-type="float" office:value="1.4394">
            <text:p>1,4394</text:p>
          </table:table-cell>
          <table:table-cell table:formula="of:=IF([.C20]&lt;([.$C$52]-3*[.$C$53]);1;0)" office:value-type="float" office:value="0">
            <text:p>0</text:p>
          </table:table-cell>
          <table:table-cell table:formula="of:=IF(AND([.C20]&lt;([.$C$52]-2*[.$C$53]);[.C20]&gt;([.$C$52]-3*[.$C$53]));1;0)" office:value-type="float" office:value="0">
            <text:p>0</text:p>
          </table:table-cell>
          <table:table-cell table:formula="of:=IF(AND([.$C20]&lt;([.$C$52]-1*[.$C$53]);[.$C20]&gt;([.$C$52]-2*[.$C$53]));1;0)" office:value-type="float" office:value="0">
            <text:p>0</text:p>
          </table:table-cell>
          <table:table-cell table:formula="of:=IF(AND([.$C20]&lt;([.$C$52]);[.$C20]&gt;([.$C$52]-[.$C$53]));1;0)" office:value-type="float" office:value="1">
            <text:p>1</text:p>
          </table:table-cell>
          <table:table-cell table:formula="of:=IF(AND([.$C20]&lt;([.$C$52]+[.$C$53]);[.$C20]&gt;[.$C$52]);1;0)" office:value-type="float" office:value="0">
            <text:p>0</text:p>
          </table:table-cell>
          <table:table-cell table:formula="of:=IF(AND([.$C20]&lt;([.$C$52]+2*[.$C$53]);[.$C20]&gt;([.$C$52]+[.$C$53]));1;0)" office:value-type="float" office:value="0">
            <text:p>0</text:p>
          </table:table-cell>
          <table:table-cell table:formula="of:=IF(AND([.$C20]&lt;([.$C$52]+3*[.$C$53]);[.$C20]&gt;([.$C$52]+2*[.$C$53]));1;0)" office:value-type="float" office:value="0">
            <text:p>0</text:p>
          </table:table-cell>
          <table:table-cell table:formula="of:=IF([.$C20]&gt;([.$C$52]+3*[.$C$53]);1;0)" office:value-type="float" office:value="0">
            <text:p>0</text:p>
          </table:table-cell>
          <table:table-cell table:number-columns-repeated="10"/>
          <table:table-cell table:style-name="ce5" office:value-type="float" office:value="1.3288">
            <text:p>1,3288</text:p>
          </table:table-cell>
          <table:table-cell table:formula="of:=ABS([.V20]-[.$V$58])" office:value-type="float" office:value="0.38235">
            <text:p>0,38235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7" office:value-type="float" office:value="0.9192">
            <text:p>0,9192</text:p>
          </table:table-cell>
          <table:table-cell table:formula="of:=[.AH20]/50" office:value-type="float" office:value="0.12">
            <text:p>0,12</text:p>
          </table:table-cell>
        </table:table-row>
        <table:table-row table:style-name="ro1">
          <table:table-cell table:number-columns-repeated="2"/>
          <table:table-cell office:value-type="float" office:value="1.5489">
            <text:p>1,5489</text:p>
          </table:table-cell>
          <table:table-cell table:formula="of:=IF([.C21]&lt;([.$C$52]-3*[.$C$53]);1;0)" office:value-type="float" office:value="0">
            <text:p>0</text:p>
          </table:table-cell>
          <table:table-cell table:formula="of:=IF(AND([.C21]&lt;([.$C$52]-2*[.$C$53]);[.C21]&gt;([.$C$52]-3*[.$C$53]));1;0)" office:value-type="float" office:value="0">
            <text:p>0</text:p>
          </table:table-cell>
          <table:table-cell table:formula="of:=IF(AND([.$C21]&lt;([.$C$52]-1*[.$C$53]);[.$C21]&gt;([.$C$52]-2*[.$C$53]));1;0)" office:value-type="float" office:value="0">
            <text:p>0</text:p>
          </table:table-cell>
          <table:table-cell table:formula="of:=IF(AND([.$C21]&lt;([.$C$52]);[.$C21]&gt;([.$C$52]-[.$C$53]));1;0)" office:value-type="float" office:value="1">
            <text:p>1</text:p>
          </table:table-cell>
          <table:table-cell table:formula="of:=IF(AND([.$C21]&lt;([.$C$52]+[.$C$53]);[.$C21]&gt;[.$C$52]);1;0)" office:value-type="float" office:value="0">
            <text:p>0</text:p>
          </table:table-cell>
          <table:table-cell table:formula="of:=IF(AND([.$C21]&lt;([.$C$52]+2*[.$C$53]);[.$C21]&gt;([.$C$52]+[.$C$53]));1;0)" office:value-type="float" office:value="0">
            <text:p>0</text:p>
          </table:table-cell>
          <table:table-cell table:formula="of:=IF(AND([.$C21]&lt;([.$C$52]+3*[.$C$53]);[.$C21]&gt;([.$C$52]+2*[.$C$53]));1;0)" office:value-type="float" office:value="0">
            <text:p>0</text:p>
          </table:table-cell>
          <table:table-cell table:formula="of:=IF([.$C21]&gt;([.$C$52]+3*[.$C$53]);1;0)" office:value-type="float" office:value="0">
            <text:p>0</text:p>
          </table:table-cell>
          <table:table-cell table:number-columns-repeated="10"/>
          <table:table-cell table:style-name="ce5" office:value-type="float" office:value="1.3383">
            <text:p>1,3383</text:p>
          </table:table-cell>
          <table:table-cell table:formula="of:=ABS([.V21]-[.$V$58])" office:value-type="float" office:value="0.37285">
            <text:p>0,37285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7" office:value-type="float" office:value="0.9235">
            <text:p>0,9235</text:p>
          </table:table-cell>
          <table:table-cell table:formula="of:=[.AH21]/50" office:value-type="float" office:value="0.14">
            <text:p>0,14</text:p>
          </table:table-cell>
        </table:table-row>
        <table:table-row table:style-name="ro1">
          <table:table-cell table:number-columns-repeated="2"/>
          <table:table-cell office:value-type="float" office:value="1.5652">
            <text:p>1,5652</text:p>
          </table:table-cell>
          <table:table-cell table:formula="of:=IF([.C22]&lt;([.$C$52]-3*[.$C$53]);1;0)" office:value-type="float" office:value="0">
            <text:p>0</text:p>
          </table:table-cell>
          <table:table-cell table:formula="of:=IF(AND([.C22]&lt;([.$C$52]-2*[.$C$53]);[.C22]&gt;([.$C$52]-3*[.$C$53]));1;0)" office:value-type="float" office:value="0">
            <text:p>0</text:p>
          </table:table-cell>
          <table:table-cell table:formula="of:=IF(AND([.$C22]&lt;([.$C$52]-1*[.$C$53]);[.$C22]&gt;([.$C$52]-2*[.$C$53]));1;0)" office:value-type="float" office:value="0">
            <text:p>0</text:p>
          </table:table-cell>
          <table:table-cell table:formula="of:=IF(AND([.$C22]&lt;([.$C$52]);[.$C22]&gt;([.$C$52]-[.$C$53]));1;0)" office:value-type="float" office:value="1">
            <text:p>1</text:p>
          </table:table-cell>
          <table:table-cell table:formula="of:=IF(AND([.$C22]&lt;([.$C$52]+[.$C$53]);[.$C22]&gt;[.$C$52]);1;0)" office:value-type="float" office:value="0">
            <text:p>0</text:p>
          </table:table-cell>
          <table:table-cell table:formula="of:=IF(AND([.$C22]&lt;([.$C$52]+2*[.$C$53]);[.$C22]&gt;([.$C$52]+[.$C$53]));1;0)" office:value-type="float" office:value="0">
            <text:p>0</text:p>
          </table:table-cell>
          <table:table-cell table:formula="of:=IF(AND([.$C22]&lt;([.$C$52]+3*[.$C$53]);[.$C22]&gt;([.$C$52]+2*[.$C$53]));1;0)" office:value-type="float" office:value="0">
            <text:p>0</text:p>
          </table:table-cell>
          <table:table-cell table:formula="of:=IF([.$C22]&gt;([.$C$52]+3*[.$C$53]);1;0)" office:value-type="float" office:value="0">
            <text:p>0</text:p>
          </table:table-cell>
          <table:table-cell table:number-columns-repeated="10"/>
          <table:table-cell table:style-name="ce5" office:value-type="float" office:value="1.3915">
            <text:p>1,3915</text:p>
          </table:table-cell>
          <table:table-cell table:formula="of:=ABS([.V22]-[.$V$58])" office:value-type="float" office:value="0.31965">
            <text:p>0,31965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7" office:value-type="float" office:value="0.9369">
            <text:p>0,9369</text:p>
          </table:table-cell>
          <table:table-cell table:formula="of:=[.AH22]/50" office:value-type="float" office:value="0.16">
            <text:p>0,16</text:p>
          </table:table-cell>
        </table:table-row>
        <table:table-row table:style-name="ro1">
          <table:table-cell table:number-columns-repeated="2"/>
          <table:table-cell table:style-name="ce5" office:value-type="float" office:value="1.6405">
            <text:p>1,6405</text:p>
          </table:table-cell>
          <table:table-cell table:formula="of:=IF([.C23]&lt;([.$C$52]-3*[.$C$53]);1;0)" office:value-type="float" office:value="0">
            <text:p>0</text:p>
          </table:table-cell>
          <table:table-cell table:formula="of:=IF(AND([.C23]&lt;([.$C$52]-2*[.$C$53]);[.C23]&gt;([.$C$52]-3*[.$C$53]));1;0)" office:value-type="float" office:value="0">
            <text:p>0</text:p>
          </table:table-cell>
          <table:table-cell table:formula="of:=IF(AND([.$C23]&lt;([.$C$52]-1*[.$C$53]);[.$C23]&gt;([.$C$52]-2*[.$C$53]));1;0)" office:value-type="float" office:value="0">
            <text:p>0</text:p>
          </table:table-cell>
          <table:table-cell table:formula="of:=IF(AND([.$C23]&lt;([.$C$52]);[.$C23]&gt;([.$C$52]-[.$C$53]));1;0)" office:value-type="float" office:value="1">
            <text:p>1</text:p>
          </table:table-cell>
          <table:table-cell table:formula="of:=IF(AND([.$C23]&lt;([.$C$52]+[.$C$53]);[.$C23]&gt;[.$C$52]);1;0)" office:value-type="float" office:value="0">
            <text:p>0</text:p>
          </table:table-cell>
          <table:table-cell table:formula="of:=IF(AND([.$C23]&lt;([.$C$52]+2*[.$C$53]);[.$C23]&gt;([.$C$52]+[.$C$53]));1;0)" office:value-type="float" office:value="0">
            <text:p>0</text:p>
          </table:table-cell>
          <table:table-cell table:formula="of:=IF(AND([.$C23]&lt;([.$C$52]+3*[.$C$53]);[.$C23]&gt;([.$C$52]+2*[.$C$53]));1;0)" office:value-type="float" office:value="0">
            <text:p>0</text:p>
          </table:table-cell>
          <table:table-cell table:formula="of:=IF([.$C23]&gt;([.$C$52]+3*[.$C$53]);1;0)" office:value-type="float" office:value="0">
            <text:p>0</text:p>
          </table:table-cell>
          <table:table-cell table:number-columns-repeated="10"/>
          <table:table-cell table:style-name="ce5" office:value-type="float" office:value="1.3981">
            <text:p>1,3981</text:p>
          </table:table-cell>
          <table:table-cell table:formula="of:=ABS([.V23]-[.$V$58])" office:value-type="float" office:value="0.31305">
            <text:p>0,31305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1.0887">
            <text:p>1,0887</text:p>
          </table:table-cell>
          <table:table-cell table:formula="of:=[.AH23]/50" office:value-type="float" office:value="0.18">
            <text:p>0,18</text:p>
          </table:table-cell>
        </table:table-row>
        <table:table-row table:style-name="ro1">
          <table:table-cell table:number-columns-repeated="2"/>
          <table:table-cell table:style-name="ce5" office:value-type="float" office:value="1.6655">
            <text:p>1,6655</text:p>
          </table:table-cell>
          <table:table-cell table:formula="of:=IF([.C24]&lt;([.$C$52]-3*[.$C$53]);1;0)" office:value-type="float" office:value="0">
            <text:p>0</text:p>
          </table:table-cell>
          <table:table-cell table:formula="of:=IF(AND([.C24]&lt;([.$C$52]-2*[.$C$53]);[.C24]&gt;([.$C$52]-3*[.$C$53]));1;0)" office:value-type="float" office:value="0">
            <text:p>0</text:p>
          </table:table-cell>
          <table:table-cell table:formula="of:=IF(AND([.$C24]&lt;([.$C$52]-1*[.$C$53]);[.$C24]&gt;([.$C$52]-2*[.$C$53]));1;0)" office:value-type="float" office:value="0">
            <text:p>0</text:p>
          </table:table-cell>
          <table:table-cell table:formula="of:=IF(AND([.$C24]&lt;([.$C$52]);[.$C24]&gt;([.$C$52]-[.$C$53]));1;0)" office:value-type="float" office:value="1">
            <text:p>1</text:p>
          </table:table-cell>
          <table:table-cell table:formula="of:=IF(AND([.$C24]&lt;([.$C$52]+[.$C$53]);[.$C24]&gt;[.$C$52]);1;0)" office:value-type="float" office:value="0">
            <text:p>0</text:p>
          </table:table-cell>
          <table:table-cell table:formula="of:=IF(AND([.$C24]&lt;([.$C$52]+2*[.$C$53]);[.$C24]&gt;([.$C$52]+[.$C$53]));1;0)" office:value-type="float" office:value="0">
            <text:p>0</text:p>
          </table:table-cell>
          <table:table-cell table:formula="of:=IF(AND([.$C24]&lt;([.$C$52]+3*[.$C$53]);[.$C24]&gt;([.$C$52]+2*[.$C$53]));1;0)" office:value-type="float" office:value="0">
            <text:p>0</text:p>
          </table:table-cell>
          <table:table-cell table:formula="of:=IF([.$C24]&gt;([.$C$52]+3*[.$C$53]);1;0)" office:value-type="float" office:value="0">
            <text:p>0</text:p>
          </table:table-cell>
          <table:table-cell table:number-columns-repeated="10"/>
          <table:table-cell table:style-name="ce5" office:value-type="float" office:value="1.3995">
            <text:p>1,3995</text:p>
          </table:table-cell>
          <table:table-cell table:formula="of:=ABS([.V24]-[.$V$58])" office:value-type="float" office:value="0.31165">
            <text:p>0,31165</text:p>
          </table:table-cell>
          <table:table-cell table:number-columns-repeated="10"/>
          <table:table-cell office:value-type="float" office:value="10">
            <text:p>10</text:p>
          </table:table-cell>
          <table:table-cell office:value-type="float" office:value="1.1569">
            <text:p>1,1569</text:p>
          </table:table-cell>
          <table:table-cell table:formula="of:=[.AH24]/50" office:value-type="float" office:value="0.2">
            <text:p>0,2</text:p>
          </table:table-cell>
        </table:table-row>
        <table:table-row table:style-name="ro1">
          <table:table-cell table:number-columns-repeated="2"/>
          <table:table-cell table:style-name="ce5" office:value-type="float" office:value="1.6704">
            <text:p>1,6704</text:p>
          </table:table-cell>
          <table:table-cell table:formula="of:=IF([.C25]&lt;([.$C$52]-3*[.$C$53]);1;0)" office:value-type="float" office:value="0">
            <text:p>0</text:p>
          </table:table-cell>
          <table:table-cell table:formula="of:=IF(AND([.C25]&lt;([.$C$52]-2*[.$C$53]);[.C25]&gt;([.$C$52]-3*[.$C$53]));1;0)" office:value-type="float" office:value="0">
            <text:p>0</text:p>
          </table:table-cell>
          <table:table-cell table:formula="of:=IF(AND([.$C25]&lt;([.$C$52]-1*[.$C$53]);[.$C25]&gt;([.$C$52]-2*[.$C$53]));1;0)" office:value-type="float" office:value="0">
            <text:p>0</text:p>
          </table:table-cell>
          <table:table-cell table:formula="of:=IF(AND([.$C25]&lt;([.$C$52]);[.$C25]&gt;([.$C$52]-[.$C$53]));1;0)" office:value-type="float" office:value="1">
            <text:p>1</text:p>
          </table:table-cell>
          <table:table-cell table:formula="of:=IF(AND([.$C25]&lt;([.$C$52]+[.$C$53]);[.$C25]&gt;[.$C$52]);1;0)" office:value-type="float" office:value="0">
            <text:p>0</text:p>
          </table:table-cell>
          <table:table-cell table:formula="of:=IF(AND([.$C25]&lt;([.$C$52]+2*[.$C$53]);[.$C25]&gt;([.$C$52]+[.$C$53]));1;0)" office:value-type="float" office:value="0">
            <text:p>0</text:p>
          </table:table-cell>
          <table:table-cell table:formula="of:=IF(AND([.$C25]&lt;([.$C$52]+3*[.$C$53]);[.$C25]&gt;([.$C$52]+2*[.$C$53]));1;0)" office:value-type="float" office:value="0">
            <text:p>0</text:p>
          </table:table-cell>
          <table:table-cell table:formula="of:=IF([.$C25]&gt;([.$C$52]+3*[.$C$53]);1;0)" office:value-type="float" office:value="0">
            <text:p>0</text:p>
          </table:table-cell>
          <table:table-cell table:number-columns-repeated="10"/>
          <table:table-cell office:value-type="float" office:value="1.4096">
            <text:p>1,4096</text:p>
          </table:table-cell>
          <table:table-cell table:formula="of:=ABS([.V25]-[.$V$58])" office:value-type="float" office:value="0.30155">
            <text:p>0,30155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5" office:value-type="float" office:value="1.2426">
            <text:p>1,2426</text:p>
          </table:table-cell>
          <table:table-cell table:formula="of:=[.AH25]/50" office:value-type="float" office:value="0.22">
            <text:p>0,22</text:p>
          </table:table-cell>
        </table:table-row>
        <table:table-row table:style-name="ro1">
          <table:table-cell table:number-columns-repeated="2"/>
          <table:table-cell table:style-name="ce5" office:value-type="float" office:value="1.6722">
            <text:p>1,6722</text:p>
          </table:table-cell>
          <table:table-cell table:formula="of:=IF([.C26]&lt;([.$C$52]-3*[.$C$53]);1;0)" office:value-type="float" office:value="0">
            <text:p>0</text:p>
          </table:table-cell>
          <table:table-cell table:formula="of:=IF(AND([.C26]&lt;([.$C$52]-2*[.$C$53]);[.C26]&gt;([.$C$52]-3*[.$C$53]));1;0)" office:value-type="float" office:value="0">
            <text:p>0</text:p>
          </table:table-cell>
          <table:table-cell table:formula="of:=IF(AND([.$C26]&lt;([.$C$52]-1*[.$C$53]);[.$C26]&gt;([.$C$52]-2*[.$C$53]));1;0)" office:value-type="float" office:value="0">
            <text:p>0</text:p>
          </table:table-cell>
          <table:table-cell table:formula="of:=IF(AND([.$C26]&lt;([.$C$52]);[.$C26]&gt;([.$C$52]-[.$C$53]));1;0)" office:value-type="float" office:value="1">
            <text:p>1</text:p>
          </table:table-cell>
          <table:table-cell table:formula="of:=IF(AND([.$C26]&lt;([.$C$52]+[.$C$53]);[.$C26]&gt;[.$C$52]);1;0)" office:value-type="float" office:value="0">
            <text:p>0</text:p>
          </table:table-cell>
          <table:table-cell table:formula="of:=IF(AND([.$C26]&lt;([.$C$52]+2*[.$C$53]);[.$C26]&gt;([.$C$52]+[.$C$53]));1;0)" office:value-type="float" office:value="0">
            <text:p>0</text:p>
          </table:table-cell>
          <table:table-cell table:formula="of:=IF(AND([.$C26]&lt;([.$C$52]+3*[.$C$53]);[.$C26]&gt;([.$C$52]+2*[.$C$53]));1;0)" office:value-type="float" office:value="0">
            <text:p>0</text:p>
          </table:table-cell>
          <table:table-cell table:formula="of:=IF([.$C26]&gt;([.$C$52]+3*[.$C$53]);1;0)" office:value-type="float" office:value="0">
            <text:p>0</text:p>
          </table:table-cell>
          <table:table-cell table:number-columns-repeated="4"/>
          <table:table-cell office:value-type="string">
            <text:p>pro intervaly</text:p>
          </table:table-cell>
          <table:table-cell table:number-columns-repeated="5"/>
          <table:table-cell office:value-type="float" office:value="1.4394">
            <text:p>1,4394</text:p>
          </table:table-cell>
          <table:table-cell table:formula="of:=ABS([.V26]-[.$V$58])" office:value-type="float" office:value="0.27175">
            <text:p>0,27175</text:p>
          </table:table-cell>
          <table:table-cell table:number-columns-repeated="10"/>
          <table:table-cell office:value-type="float" office:value="12">
            <text:p>12</text:p>
          </table:table-cell>
          <table:table-cell table:style-name="ce5" office:value-type="float" office:value="1.3197">
            <text:p>1,3197</text:p>
          </table:table-cell>
          <table:table-cell table:formula="of:=[.AH26]/50" office:value-type="float" office:value="0.24">
            <text:p>0,24</text:p>
          </table:table-cell>
        </table:table-row>
        <table:table-row table:style-name="ro1">
          <table:table-cell table:number-columns-repeated="2"/>
          <table:table-cell table:style-name="ce5" office:value-type="float" office:value="1.7501">
            <text:p>1,7501</text:p>
          </table:table-cell>
          <table:table-cell table:formula="of:=IF([.C27]&lt;([.$C$52]-3*[.$C$53]);1;0)" office:value-type="float" office:value="0">
            <text:p>0</text:p>
          </table:table-cell>
          <table:table-cell table:formula="of:=IF(AND([.C27]&lt;([.$C$52]-2*[.$C$53]);[.C27]&gt;([.$C$52]-3*[.$C$53]));1;0)" office:value-type="float" office:value="0">
            <text:p>0</text:p>
          </table:table-cell>
          <table:table-cell table:formula="of:=IF(AND([.$C27]&lt;([.$C$52]-1*[.$C$53]);[.$C27]&gt;([.$C$52]-2*[.$C$53]));1;0)" office:value-type="float" office:value="0">
            <text:p>0</text:p>
          </table:table-cell>
          <table:table-cell table:formula="of:=IF(AND([.$C27]&lt;([.$C$52]);[.$C27]&gt;([.$C$52]-[.$C$53]));1;0)" office:value-type="float" office:value="1">
            <text:p>1</text:p>
          </table:table-cell>
          <table:table-cell table:formula="of:=IF(AND([.$C27]&lt;([.$C$52]+[.$C$53]);[.$C27]&gt;[.$C$52]);1;0)" office:value-type="float" office:value="0">
            <text:p>0</text:p>
          </table:table-cell>
          <table:table-cell table:formula="of:=IF(AND([.$C27]&lt;([.$C$52]+2*[.$C$53]);[.$C27]&gt;([.$C$52]+[.$C$53]));1;0)" office:value-type="float" office:value="0">
            <text:p>0</text:p>
          </table:table-cell>
          <table:table-cell table:formula="of:=IF(AND([.$C27]&lt;([.$C$52]+3*[.$C$53]);[.$C27]&gt;([.$C$52]+2*[.$C$53]));1;0)" office:value-type="float" office:value="0">
            <text:p>0</text:p>
          </table:table-cell>
          <table:table-cell table:formula="of:=IF([.$C27]&gt;([.$C$52]+3*[.$C$53]);1;0)" office:value-type="float" office:value="0">
            <text:p>0</text:p>
          </table:table-cell>
          <table:table-cell table:number-columns-repeated="10"/>
          <table:table-cell office:value-type="float" office:value="1.5489">
            <text:p>1,5489</text:p>
          </table:table-cell>
          <table:table-cell table:formula="of:=ABS([.V27]-[.$V$58])" office:value-type="float" office:value="0.16225">
            <text:p>0,16225</text:p>
          </table:table-cell>
          <table:table-cell table:number-columns-repeated="10"/>
          <table:table-cell office:value-type="float" office:value="13">
            <text:p>13</text:p>
          </table:table-cell>
          <table:table-cell table:style-name="ce5" office:value-type="float" office:value="1.3288">
            <text:p>1,3288</text:p>
          </table:table-cell>
          <table:table-cell table:formula="of:=[.AH27]/50" office:value-type="float" office:value="0.26">
            <text:p>0,26</text:p>
          </table:table-cell>
        </table:table-row>
        <table:table-row table:style-name="ro1">
          <table:table-cell table:number-columns-repeated="2"/>
          <table:table-cell office:value-type="float" office:value="1.8012">
            <text:p>1,8012</text:p>
          </table:table-cell>
          <table:table-cell table:formula="of:=IF([.C28]&lt;([.$C$52]-3*[.$C$53]);1;0)" office:value-type="float" office:value="0">
            <text:p>0</text:p>
          </table:table-cell>
          <table:table-cell table:formula="of:=IF(AND([.C28]&lt;([.$C$52]-2*[.$C$53]);[.C28]&gt;([.$C$52]-3*[.$C$53]));1;0)" office:value-type="float" office:value="0">
            <text:p>0</text:p>
          </table:table-cell>
          <table:table-cell table:formula="of:=IF(AND([.$C28]&lt;([.$C$52]-1*[.$C$53]);[.$C28]&gt;([.$C$52]-2*[.$C$53]));1;0)" office:value-type="float" office:value="0">
            <text:p>0</text:p>
          </table:table-cell>
          <table:table-cell table:formula="of:=IF(AND([.$C28]&lt;([.$C$52]);[.$C28]&gt;([.$C$52]-[.$C$53]));1;0)" office:value-type="float" office:value="0">
            <text:p>0</text:p>
          </table:table-cell>
          <table:table-cell table:formula="of:=IF(AND([.$C28]&lt;([.$C$52]+[.$C$53]);[.$C28]&gt;[.$C$52]);1;0)" office:value-type="float" office:value="1">
            <text:p>1</text:p>
          </table:table-cell>
          <table:table-cell table:formula="of:=IF(AND([.$C28]&lt;([.$C$52]+2*[.$C$53]);[.$C28]&gt;([.$C$52]+[.$C$53]));1;0)" office:value-type="float" office:value="0">
            <text:p>0</text:p>
          </table:table-cell>
          <table:table-cell table:formula="of:=IF(AND([.$C28]&lt;([.$C$52]+3*[.$C$53]);[.$C28]&gt;([.$C$52]+2*[.$C$53]));1;0)" office:value-type="float" office:value="0">
            <text:p>0</text:p>
          </table:table-cell>
          <table:table-cell table:formula="of:=IF([.$C28]&gt;([.$C$52]+3*[.$C$53]);1;0)" office:value-type="float" office:value="0">
            <text:p>0</text:p>
          </table:table-cell>
          <table:table-cell table:number-columns-repeated="10"/>
          <table:table-cell office:value-type="float" office:value="1.5652">
            <text:p>1,5652</text:p>
          </table:table-cell>
          <table:table-cell table:formula="of:=ABS([.V28]-[.$V$58])" office:value-type="float" office:value="0.14595">
            <text:p>0,14595</text:p>
          </table:table-cell>
          <table:table-cell table:number-columns-repeated="10"/>
          <table:table-cell office:value-type="float" office:value="14">
            <text:p>14</text:p>
          </table:table-cell>
          <table:table-cell table:style-name="ce5" office:value-type="float" office:value="1.3383">
            <text:p>1,3383</text:p>
          </table:table-cell>
          <table:table-cell table:formula="of:=[.AH28]/50" office:value-type="float" office:value="0.28">
            <text:p>0,28</text:p>
          </table:table-cell>
        </table:table-row>
        <table:table-row table:style-name="ro1">
          <table:table-cell table:number-columns-repeated="2"/>
          <table:table-cell office:value-type="float" office:value="1.836">
            <text:p>1,836</text:p>
          </table:table-cell>
          <table:table-cell table:formula="of:=IF([.C29]&lt;([.$C$52]-3*[.$C$53]);1;0)" office:value-type="float" office:value="0">
            <text:p>0</text:p>
          </table:table-cell>
          <table:table-cell table:formula="of:=IF(AND([.C29]&lt;([.$C$52]-2*[.$C$53]);[.C29]&gt;([.$C$52]-3*[.$C$53]));1;0)" office:value-type="float" office:value="0">
            <text:p>0</text:p>
          </table:table-cell>
          <table:table-cell table:formula="of:=IF(AND([.$C29]&lt;([.$C$52]-1*[.$C$53]);[.$C29]&gt;([.$C$52]-2*[.$C$53]));1;0)" office:value-type="float" office:value="0">
            <text:p>0</text:p>
          </table:table-cell>
          <table:table-cell table:formula="of:=IF(AND([.$C29]&lt;([.$C$52]);[.$C29]&gt;([.$C$52]-[.$C$53]));1;0)" office:value-type="float" office:value="0">
            <text:p>0</text:p>
          </table:table-cell>
          <table:table-cell table:formula="of:=IF(AND([.$C29]&lt;([.$C$52]+[.$C$53]);[.$C29]&gt;[.$C$52]);1;0)" office:value-type="float" office:value="1">
            <text:p>1</text:p>
          </table:table-cell>
          <table:table-cell table:formula="of:=IF(AND([.$C29]&lt;([.$C$52]+2*[.$C$53]);[.$C29]&gt;([.$C$52]+[.$C$53]));1;0)" office:value-type="float" office:value="0">
            <text:p>0</text:p>
          </table:table-cell>
          <table:table-cell table:formula="of:=IF(AND([.$C29]&lt;([.$C$52]+3*[.$C$53]);[.$C29]&gt;([.$C$52]+2*[.$C$53]));1;0)" office:value-type="float" office:value="0">
            <text:p>0</text:p>
          </table:table-cell>
          <table:table-cell table:formula="of:=IF([.$C29]&gt;([.$C$52]+3*[.$C$53]);1;0)" office:value-type="float" office:value="0">
            <text:p>0</text:p>
          </table:table-cell>
          <table:table-cell table:number-columns-repeated="10"/>
          <table:table-cell table:style-name="ce5" office:value-type="float" office:value="1.6405">
            <text:p>1,6405</text:p>
          </table:table-cell>
          <table:table-cell table:formula="of:=ABS([.V29]-[.$V$58])" office:value-type="float" office:value="0.0706499999999999">
            <text:p>0,07065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5" office:value-type="float" office:value="1.3915">
            <text:p>1,3915</text:p>
          </table:table-cell>
          <table:table-cell table:formula="of:=[.AH29]/50" office:value-type="float" office:value="0.3">
            <text:p>0,3</text:p>
          </table:table-cell>
        </table:table-row>
        <table:table-row table:style-name="ro1">
          <table:table-cell table:number-columns-repeated="2"/>
          <table:table-cell office:value-type="float" office:value="1.8413">
            <text:p>1,8413</text:p>
          </table:table-cell>
          <table:table-cell table:formula="of:=IF([.C30]&lt;([.$C$52]-3*[.$C$53]);1;0)" office:value-type="float" office:value="0">
            <text:p>0</text:p>
          </table:table-cell>
          <table:table-cell table:formula="of:=IF(AND([.C30]&lt;([.$C$52]-2*[.$C$53]);[.C30]&gt;([.$C$52]-3*[.$C$53]));1;0)" office:value-type="float" office:value="0">
            <text:p>0</text:p>
          </table:table-cell>
          <table:table-cell table:formula="of:=IF(AND([.$C30]&lt;([.$C$52]-1*[.$C$53]);[.$C30]&gt;([.$C$52]-2*[.$C$53]));1;0)" office:value-type="float" office:value="0">
            <text:p>0</text:p>
          </table:table-cell>
          <table:table-cell table:formula="of:=IF(AND([.$C30]&lt;([.$C$52]);[.$C30]&gt;([.$C$52]-[.$C$53]));1;0)" office:value-type="float" office:value="0">
            <text:p>0</text:p>
          </table:table-cell>
          <table:table-cell table:formula="of:=IF(AND([.$C30]&lt;([.$C$52]+[.$C$53]);[.$C30]&gt;[.$C$52]);1;0)" office:value-type="float" office:value="1">
            <text:p>1</text:p>
          </table:table-cell>
          <table:table-cell table:formula="of:=IF(AND([.$C30]&lt;([.$C$52]+2*[.$C$53]);[.$C30]&gt;([.$C$52]+[.$C$53]));1;0)" office:value-type="float" office:value="0">
            <text:p>0</text:p>
          </table:table-cell>
          <table:table-cell table:formula="of:=IF(AND([.$C30]&lt;([.$C$52]+3*[.$C$53]);[.$C30]&gt;([.$C$52]+2*[.$C$53]));1;0)" office:value-type="float" office:value="0">
            <text:p>0</text:p>
          </table:table-cell>
          <table:table-cell table:formula="of:=IF([.$C30]&gt;([.$C$52]+3*[.$C$53]);1;0)" office:value-type="float" office:value="0">
            <text:p>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6" table:formula="of:=([.P30]-[.Q30])^2/[.Q30]" office:value-type="float" office:value="0.2">
            <text:p>0,20</text:p>
          </table:table-cell>
          <table:table-cell table:number-columns-repeated="3"/>
          <table:table-cell table:style-name="ce5" office:value-type="float" office:value="1.6655">
            <text:p>1,6655</text:p>
          </table:table-cell>
          <table:table-cell table:formula="of:=ABS([.V30]-[.$V$58])" office:value-type="float" office:value="0.04565">
            <text:p>0,04565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5" office:value-type="float" office:value="1.3981">
            <text:p>1,3981</text:p>
          </table:table-cell>
          <table:table-cell table:formula="of:=[.AH30]/50" office:value-type="float" office:value="0.32">
            <text:p>0,32</text:p>
          </table:table-cell>
        </table:table-row>
        <table:table-row table:style-name="ro1">
          <table:table-cell table:number-columns-repeated="2"/>
          <table:table-cell office:value-type="float" office:value="1.8637">
            <text:p>1,8637</text:p>
          </table:table-cell>
          <table:table-cell table:formula="of:=IF([.C31]&lt;([.$C$52]-3*[.$C$53]);1;0)" office:value-type="float" office:value="0">
            <text:p>0</text:p>
          </table:table-cell>
          <table:table-cell table:formula="of:=IF(AND([.C31]&lt;([.$C$52]-2*[.$C$53]);[.C31]&gt;([.$C$52]-3*[.$C$53]));1;0)" office:value-type="float" office:value="0">
            <text:p>0</text:p>
          </table:table-cell>
          <table:table-cell table:formula="of:=IF(AND([.$C31]&lt;([.$C$52]-1*[.$C$53]);[.$C31]&gt;([.$C$52]-2*[.$C$53]));1;0)" office:value-type="float" office:value="0">
            <text:p>0</text:p>
          </table:table-cell>
          <table:table-cell table:formula="of:=IF(AND([.$C31]&lt;([.$C$52]);[.$C31]&gt;([.$C$52]-[.$C$53]));1;0)" office:value-type="float" office:value="0">
            <text:p>0</text:p>
          </table:table-cell>
          <table:table-cell table:formula="of:=IF(AND([.$C31]&lt;([.$C$52]+[.$C$53]);[.$C31]&gt;[.$C$52]);1;0)" office:value-type="float" office:value="1">
            <text:p>1</text:p>
          </table:table-cell>
          <table:table-cell table:formula="of:=IF(AND([.$C31]&lt;([.$C$52]+2*[.$C$53]);[.$C31]&gt;([.$C$52]+[.$C$53]));1;0)" office:value-type="float" office:value="0">
            <text:p>0</text:p>
          </table:table-cell>
          <table:table-cell table:formula="of:=IF(AND([.$C31]&lt;([.$C$52]+3*[.$C$53]);[.$C31]&gt;([.$C$52]+2*[.$C$53]));1;0)" office:value-type="float" office:value="0">
            <text:p>0</text:p>
          </table:table-cell>
          <table:table-cell table:formula="of:=IF([.$C31]&gt;([.$C$52]+3*[.$C$53]);1;0)" office:value-type="float" office:value="0">
            <text:p>0</text:p>
          </table:table-cell>
          <table:table-cell table:number-columns-repeated="4"/>
          <table:table-cell table:number-columns-repeated="2" office:value-type="float" office:value="5">
            <text:p>5</text:p>
          </table:table-cell>
          <table:table-cell table:style-name="ce6" table:formula="of:=([.P31]-[.Q31])^2/[.Q31]" office:value-type="float" office:value="0">
            <text:p>0,00</text:p>
          </table:table-cell>
          <table:table-cell table:number-columns-repeated="3"/>
          <table:table-cell table:style-name="ce5" office:value-type="float" office:value="1.6704">
            <text:p>1,6704</text:p>
          </table:table-cell>
          <table:table-cell table:formula="of:=ABS([.V31]-[.$V$58])" office:value-type="float" office:value="0.0407499999999998">
            <text:p>0,04075</text:p>
          </table:table-cell>
          <table:table-cell table:number-columns-repeated="10"/>
          <table:table-cell office:value-type="float" office:value="17">
            <text:p>17</text:p>
          </table:table-cell>
          <table:table-cell table:style-name="ce5" office:value-type="float" office:value="1.3995">
            <text:p>1,3995</text:p>
          </table:table-cell>
          <table:table-cell table:formula="of:=[.AH31]/50" office:value-type="float" office:value="0.34">
            <text:p>0,34</text:p>
          </table:table-cell>
        </table:table-row>
        <table:table-row table:style-name="ro1">
          <table:table-cell table:number-columns-repeated="2"/>
          <table:table-cell office:value-type="float" office:value="1.9255">
            <text:p>1,9255</text:p>
          </table:table-cell>
          <table:table-cell table:formula="of:=IF([.C32]&lt;([.$C$52]-3*[.$C$53]);1;0)" office:value-type="float" office:value="0">
            <text:p>0</text:p>
          </table:table-cell>
          <table:table-cell table:formula="of:=IF(AND([.C32]&lt;([.$C$52]-2*[.$C$53]);[.C32]&gt;([.$C$52]-3*[.$C$53]));1;0)" office:value-type="float" office:value="0">
            <text:p>0</text:p>
          </table:table-cell>
          <table:table-cell table:formula="of:=IF(AND([.$C32]&lt;([.$C$52]-1*[.$C$53]);[.$C32]&gt;([.$C$52]-2*[.$C$53]));1;0)" office:value-type="float" office:value="0">
            <text:p>0</text:p>
          </table:table-cell>
          <table:table-cell table:formula="of:=IF(AND([.$C32]&lt;([.$C$52]);[.$C32]&gt;([.$C$52]-[.$C$53]));1;0)" office:value-type="float" office:value="0">
            <text:p>0</text:p>
          </table:table-cell>
          <table:table-cell table:formula="of:=IF(AND([.$C32]&lt;([.$C$52]+[.$C$53]);[.$C32]&gt;[.$C$52]);1;0)" office:value-type="float" office:value="1">
            <text:p>1</text:p>
          </table:table-cell>
          <table:table-cell table:formula="of:=IF(AND([.$C32]&lt;([.$C$52]+2*[.$C$53]);[.$C32]&gt;([.$C$52]+[.$C$53]));1;0)" office:value-type="float" office:value="0">
            <text:p>0</text:p>
          </table:table-cell>
          <table:table-cell table:formula="of:=IF(AND([.$C32]&lt;([.$C$52]+3*[.$C$53]);[.$C32]&gt;([.$C$52]+2*[.$C$53]));1;0)" office:value-type="float" office:value="0">
            <text:p>0</text:p>
          </table:table-cell>
          <table:table-cell table:formula="of:=IF([.$C32]&gt;([.$C$52]+3*[.$C$53]);1;0)" office:value-type="float" office:value="0">
            <text:p>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6" table:formula="of:=([.P32]-[.Q32])^2/[.Q32]" office:value-type="float" office:value="0.2">
            <text:p>0,20</text:p>
          </table:table-cell>
          <table:table-cell table:number-columns-repeated="3"/>
          <table:table-cell table:style-name="ce5" office:value-type="float" office:value="1.6722">
            <text:p>1,6722</text:p>
          </table:table-cell>
          <table:table-cell table:formula="of:=ABS([.V32]-[.$V$58])" office:value-type="float" office:value="0.0389499999999998">
            <text:p>0,03895</text:p>
          </table:table-cell>
          <table:table-cell table:number-columns-repeated="10"/>
          <table:table-cell office:value-type="float" office:value="18">
            <text:p>18</text:p>
          </table:table-cell>
          <table:table-cell office:value-type="float" office:value="1.4096">
            <text:p>1,4096</text:p>
          </table:table-cell>
          <table:table-cell table:formula="of:=[.AH32]/50" office:value-type="float" office:value="0.36">
            <text:p>0,36</text:p>
          </table:table-cell>
        </table:table-row>
        <table:table-row table:style-name="ro1">
          <table:table-cell table:number-columns-repeated="2"/>
          <table:table-cell office:value-type="float" office:value="1.9476">
            <text:p>1,9476</text:p>
          </table:table-cell>
          <table:table-cell table:formula="of:=IF([.C33]&lt;([.$C$52]-3*[.$C$53]);1;0)" office:value-type="float" office:value="0">
            <text:p>0</text:p>
          </table:table-cell>
          <table:table-cell table:formula="of:=IF(AND([.C33]&lt;([.$C$52]-2*[.$C$53]);[.C33]&gt;([.$C$52]-3*[.$C$53]));1;0)" office:value-type="float" office:value="0">
            <text:p>0</text:p>
          </table:table-cell>
          <table:table-cell table:formula="of:=IF(AND([.$C33]&lt;([.$C$52]-1*[.$C$53]);[.$C33]&gt;([.$C$52]-2*[.$C$53]));1;0)" office:value-type="float" office:value="0">
            <text:p>0</text:p>
          </table:table-cell>
          <table:table-cell table:formula="of:=IF(AND([.$C33]&lt;([.$C$52]);[.$C33]&gt;([.$C$52]-[.$C$53]));1;0)" office:value-type="float" office:value="0">
            <text:p>0</text:p>
          </table:table-cell>
          <table:table-cell table:formula="of:=IF(AND([.$C33]&lt;([.$C$52]+[.$C$53]);[.$C33]&gt;[.$C$52]);1;0)" office:value-type="float" office:value="1">
            <text:p>1</text:p>
          </table:table-cell>
          <table:table-cell table:formula="of:=IF(AND([.$C33]&lt;([.$C$52]+2*[.$C$53]);[.$C33]&gt;([.$C$52]+[.$C$53]));1;0)" office:value-type="float" office:value="0">
            <text:p>0</text:p>
          </table:table-cell>
          <table:table-cell table:formula="of:=IF(AND([.$C33]&lt;([.$C$52]+3*[.$C$53]);[.$C33]&gt;([.$C$52]+2*[.$C$53]));1;0)" office:value-type="float" office:value="0">
            <text:p>0</text:p>
          </table:table-cell>
          <table:table-cell table:formula="of:=IF([.$C33]&gt;([.$C$52]+3*[.$C$53]);1;0)" office:value-type="float" office:value="0">
            <text:p>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6" table:formula="of:=([.P33]-[.Q33])^2/[.Q33]" office:value-type="float" office:value="0.2">
            <text:p>0,20</text:p>
          </table:table-cell>
          <table:table-cell table:number-columns-repeated="3"/>
          <table:table-cell office:value-type="float" office:value="1.7501">
            <text:p>1,7501</text:p>
          </table:table-cell>
          <table:table-cell table:formula="of:=ABS([.V33]-[.$V$58])" office:value-type="float" office:value="0.03895">
            <text:p>0,03895</text:p>
          </table:table-cell>
          <table:table-cell table:number-columns-repeated="10"/>
          <table:table-cell office:value-type="float" office:value="19">
            <text:p>19</text:p>
          </table:table-cell>
          <table:table-cell office:value-type="float" office:value="1.4394">
            <text:p>1,4394</text:p>
          </table:table-cell>
          <table:table-cell table:formula="of:=[.AH33]/50" office:value-type="float" office:value="0.38">
            <text:p>0,38</text:p>
          </table:table-cell>
        </table:table-row>
        <table:table-row table:style-name="ro1">
          <table:table-cell table:number-columns-repeated="2"/>
          <table:table-cell office:value-type="float" office:value="1.9487">
            <text:p>1,9487</text:p>
          </table:table-cell>
          <table:table-cell table:formula="of:=IF([.C34]&lt;([.$C$52]-3*[.$C$53]);1;0)" office:value-type="float" office:value="0">
            <text:p>0</text:p>
          </table:table-cell>
          <table:table-cell table:formula="of:=IF(AND([.C34]&lt;([.$C$52]-2*[.$C$53]);[.C34]&gt;([.$C$52]-3*[.$C$53]));1;0)" office:value-type="float" office:value="0">
            <text:p>0</text:p>
          </table:table-cell>
          <table:table-cell table:formula="of:=IF(AND([.$C34]&lt;([.$C$52]-1*[.$C$53]);[.$C34]&gt;([.$C$52]-2*[.$C$53]));1;0)" office:value-type="float" office:value="0">
            <text:p>0</text:p>
          </table:table-cell>
          <table:table-cell table:formula="of:=IF(AND([.$C34]&lt;([.$C$52]);[.$C34]&gt;([.$C$52]-[.$C$53]));1;0)" office:value-type="float" office:value="0">
            <text:p>0</text:p>
          </table:table-cell>
          <table:table-cell table:formula="of:=IF(AND([.$C34]&lt;([.$C$52]+[.$C$53]);[.$C34]&gt;[.$C$52]);1;0)" office:value-type="float" office:value="1">
            <text:p>1</text:p>
          </table:table-cell>
          <table:table-cell table:formula="of:=IF(AND([.$C34]&lt;([.$C$52]+2*[.$C$53]);[.$C34]&gt;([.$C$52]+[.$C$53]));1;0)" office:value-type="float" office:value="0">
            <text:p>0</text:p>
          </table:table-cell>
          <table:table-cell table:formula="of:=IF(AND([.$C34]&lt;([.$C$52]+3*[.$C$53]);[.$C34]&gt;([.$C$52]+2*[.$C$53]));1;0)" office:value-type="float" office:value="0">
            <text:p>0</text:p>
          </table:table-cell>
          <table:table-cell table:formula="of:=IF([.$C34]&gt;([.$C$52]+3*[.$C$53]);1;0)" office:value-type="float" office:value="0">
            <text:p>0</text:p>
          </table:table-cell>
          <table:table-cell table:number-columns-repeated="4"/>
          <table:table-cell table:number-columns-repeated="2" office:value-type="float" office:value="5">
            <text:p>5</text:p>
          </table:table-cell>
          <table:table-cell table:style-name="ce6" table:formula="of:=([.P34]-[.Q34])^2/[.Q34]" office:value-type="float" office:value="0">
            <text:p>0,00</text:p>
          </table:table-cell>
          <table:table-cell table:number-columns-repeated="3"/>
          <table:table-cell office:value-type="float" office:value="1.8012">
            <text:p>1,8012</text:p>
          </table:table-cell>
          <table:table-cell table:formula="of:=ABS([.V34]-[.$V$58])" office:value-type="float" office:value="0.0900500000000002">
            <text:p>0,09005</text:p>
          </table:table-cell>
          <table:table-cell table:number-columns-repeated="10"/>
          <table:table-cell office:value-type="float" office:value="20">
            <text:p>20</text:p>
          </table:table-cell>
          <table:table-cell office:value-type="float" office:value="1.5489">
            <text:p>1,5489</text:p>
          </table:table-cell>
          <table:table-cell table:formula="of:=[.AH34]/50" office:value-type="float" office:value="0.4">
            <text:p>0,4</text:p>
          </table:table-cell>
        </table:table-row>
        <table:table-row table:style-name="ro1">
          <table:table-cell table:number-columns-repeated="2"/>
          <table:table-cell table:style-name="ce5" office:value-type="float" office:value="2.0247">
            <text:p>2,0247</text:p>
          </table:table-cell>
          <table:table-cell table:formula="of:=IF([.C35]&lt;([.$C$52]-3*[.$C$53]);1;0)" office:value-type="float" office:value="0">
            <text:p>0</text:p>
          </table:table-cell>
          <table:table-cell table:formula="of:=IF(AND([.C35]&lt;([.$C$52]-2*[.$C$53]);[.C35]&gt;([.$C$52]-3*[.$C$53]));1;0)" office:value-type="float" office:value="0">
            <text:p>0</text:p>
          </table:table-cell>
          <table:table-cell table:formula="of:=IF(AND([.$C35]&lt;([.$C$52]-1*[.$C$53]);[.$C35]&gt;([.$C$52]-2*[.$C$53]));1;0)" office:value-type="float" office:value="0">
            <text:p>0</text:p>
          </table:table-cell>
          <table:table-cell table:formula="of:=IF(AND([.$C35]&lt;([.$C$52]);[.$C35]&gt;([.$C$52]-[.$C$53]));1;0)" office:value-type="float" office:value="0">
            <text:p>0</text:p>
          </table:table-cell>
          <table:table-cell table:formula="of:=IF(AND([.$C35]&lt;([.$C$52]+[.$C$53]);[.$C35]&gt;[.$C$52]);1;0)" office:value-type="float" office:value="1">
            <text:p>1</text:p>
          </table:table-cell>
          <table:table-cell table:formula="of:=IF(AND([.$C35]&lt;([.$C$52]+2*[.$C$53]);[.$C35]&gt;([.$C$52]+[.$C$53]));1;0)" office:value-type="float" office:value="0">
            <text:p>0</text:p>
          </table:table-cell>
          <table:table-cell table:formula="of:=IF(AND([.$C35]&lt;([.$C$52]+3*[.$C$53]);[.$C35]&gt;([.$C$52]+2*[.$C$53]));1;0)" office:value-type="float" office:value="0">
            <text:p>0</text:p>
          </table:table-cell>
          <table:table-cell table:formula="of:=IF([.$C35]&gt;([.$C$52]+3*[.$C$53]);1;0)" office:value-type="float" office:value="0">
            <text:p>0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style-name="ce6" table:formula="of:=([.P35]-[.Q35])^2/[.Q35]" office:value-type="float" office:value="0.8">
            <text:p>0,80</text:p>
          </table:table-cell>
          <table:table-cell table:number-columns-repeated="3"/>
          <table:table-cell office:value-type="float" office:value="1.836">
            <text:p>1,836</text:p>
          </table:table-cell>
          <table:table-cell table:formula="of:=ABS([.V35]-[.$V$58])" office:value-type="float" office:value="0.12485">
            <text:p>0,12485</text:p>
          </table:table-cell>
          <table:table-cell table:number-columns-repeated="10"/>
          <table:table-cell office:value-type="float" office:value="21">
            <text:p>21</text:p>
          </table:table-cell>
          <table:table-cell office:value-type="float" office:value="1.5652">
            <text:p>1,5652</text:p>
          </table:table-cell>
          <table:table-cell table:formula="of:=[.AH35]/50" office:value-type="float" office:value="0.42">
            <text:p>0,42</text:p>
          </table:table-cell>
        </table:table-row>
        <table:table-row table:style-name="ro1">
          <table:table-cell table:number-columns-repeated="2"/>
          <table:table-cell table:style-name="ce5" office:value-type="float" office:value="2.0945">
            <text:p>2,0945</text:p>
          </table:table-cell>
          <table:table-cell table:formula="of:=IF([.C36]&lt;([.$C$52]-3*[.$C$53]);1;0)" office:value-type="float" office:value="0">
            <text:p>0</text:p>
          </table:table-cell>
          <table:table-cell table:formula="of:=IF(AND([.C36]&lt;([.$C$52]-2*[.$C$53]);[.C36]&gt;([.$C$52]-3*[.$C$53]));1;0)" office:value-type="float" office:value="0">
            <text:p>0</text:p>
          </table:table-cell>
          <table:table-cell table:formula="of:=IF(AND([.$C36]&lt;([.$C$52]-1*[.$C$53]);[.$C36]&gt;([.$C$52]-2*[.$C$53]));1;0)" office:value-type="float" office:value="0">
            <text:p>0</text:p>
          </table:table-cell>
          <table:table-cell table:formula="of:=IF(AND([.$C36]&lt;([.$C$52]);[.$C36]&gt;([.$C$52]-[.$C$53]));1;0)" office:value-type="float" office:value="0">
            <text:p>0</text:p>
          </table:table-cell>
          <table:table-cell table:formula="of:=IF(AND([.$C36]&lt;([.$C$52]+[.$C$53]);[.$C36]&gt;[.$C$52]);1;0)" office:value-type="float" office:value="1">
            <text:p>1</text:p>
          </table:table-cell>
          <table:table-cell table:formula="of:=IF(AND([.$C36]&lt;([.$C$52]+2*[.$C$53]);[.$C36]&gt;([.$C$52]+[.$C$53]));1;0)" office:value-type="float" office:value="0">
            <text:p>0</text:p>
          </table:table-cell>
          <table:table-cell table:formula="of:=IF(AND([.$C36]&lt;([.$C$52]+3*[.$C$53]);[.$C36]&gt;([.$C$52]+2*[.$C$53]));1;0)" office:value-type="float" office:value="0">
            <text:p>0</text:p>
          </table:table-cell>
          <table:table-cell table:formula="of:=IF([.$C36]&gt;([.$C$52]+3*[.$C$53]);1;0)" office:value-type="float" office:value="0">
            <text:p>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6" table:formula="of:=([.P36]-[.Q36])^2/[.Q36]" office:value-type="float" office:value="0.2">
            <text:p>0,20</text:p>
          </table:table-cell>
          <table:table-cell table:number-columns-repeated="3"/>
          <table:table-cell office:value-type="float" office:value="1.8413">
            <text:p>1,8413</text:p>
          </table:table-cell>
          <table:table-cell table:formula="of:=ABS([.V36]-[.$V$58])" office:value-type="float" office:value="0.13015">
            <text:p>0,13015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([.AB36]-[.AC36])^2/[.AC36]" office:value-type="float" office:value="0.8">
            <text:p>0,8</text:p>
          </table:table-cell>
          <table:table-cell table:number-columns-repeated="3"/>
          <table:table-cell office:value-type="float" office:value="22">
            <text:p>22</text:p>
          </table:table-cell>
          <table:table-cell table:style-name="ce5" office:value-type="float" office:value="1.6405">
            <text:p>1,6405</text:p>
          </table:table-cell>
          <table:table-cell table:formula="of:=[.AH36]/50" office:value-type="float" office:value="0.44">
            <text:p>0,44</text:p>
          </table:table-cell>
        </table:table-row>
        <table:table-row table:style-name="ro1">
          <table:table-cell table:number-columns-repeated="2"/>
          <table:table-cell table:style-name="ce5" office:value-type="float" office:value="2.1075">
            <text:p>2,1075</text:p>
          </table:table-cell>
          <table:table-cell table:formula="of:=IF([.C37]&lt;([.$C$52]-3*[.$C$53]);1;0)" office:value-type="float" office:value="0">
            <text:p>0</text:p>
          </table:table-cell>
          <table:table-cell table:formula="of:=IF(AND([.C37]&lt;([.$C$52]-2*[.$C$53]);[.C37]&gt;([.$C$52]-3*[.$C$53]));1;0)" office:value-type="float" office:value="0">
            <text:p>0</text:p>
          </table:table-cell>
          <table:table-cell table:formula="of:=IF(AND([.$C37]&lt;([.$C$52]-1*[.$C$53]);[.$C37]&gt;([.$C$52]-2*[.$C$53]));1;0)" office:value-type="float" office:value="0">
            <text:p>0</text:p>
          </table:table-cell>
          <table:table-cell table:formula="of:=IF(AND([.$C37]&lt;([.$C$52]);[.$C37]&gt;([.$C$52]-[.$C$53]));1;0)" office:value-type="float" office:value="0">
            <text:p>0</text:p>
          </table:table-cell>
          <table:table-cell table:formula="of:=IF(AND([.$C37]&lt;([.$C$52]+[.$C$53]);[.$C37]&gt;[.$C$52]);1;0)" office:value-type="float" office:value="1">
            <text:p>1</text:p>
          </table:table-cell>
          <table:table-cell table:formula="of:=IF(AND([.$C37]&lt;([.$C$52]+2*[.$C$53]);[.$C37]&gt;([.$C$52]+[.$C$53]));1;0)" office:value-type="float" office:value="0">
            <text:p>0</text:p>
          </table:table-cell>
          <table:table-cell table:formula="of:=IF(AND([.$C37]&lt;([.$C$52]+3*[.$C$53]);[.$C37]&gt;([.$C$52]+2*[.$C$53]));1;0)" office:value-type="float" office:value="0">
            <text:p>0</text:p>
          </table:table-cell>
          <table:table-cell table:formula="of:=IF([.$C37]&gt;([.$C$52]+3*[.$C$53]);1;0)" office:value-type="float" office:value="0">
            <text:p>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6" table:formula="of:=([.P37]-[.Q37])^2/[.Q37]" office:value-type="float" office:value="3.2">
            <text:p>3,20</text:p>
          </table:table-cell>
          <table:table-cell table:number-columns-repeated="3"/>
          <table:table-cell table:style-name="ce5" office:value-type="float" office:value="1.8637">
            <text:p>1,8637</text:p>
          </table:table-cell>
          <table:table-cell table:formula="of:=ABS([.V37]-[.$V$58])" office:value-type="float" office:value="0.15255">
            <text:p>0,15255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([.AB37]-[.AC37])^2/[.AC37]" office:value-type="float" office:value="0.8">
            <text:p>0,8</text:p>
          </table:table-cell>
          <table:table-cell table:number-columns-repeated="3"/>
          <table:table-cell office:value-type="float" office:value="23">
            <text:p>23</text:p>
          </table:table-cell>
          <table:table-cell table:style-name="ce5" office:value-type="float" office:value="1.6655">
            <text:p>1,6655</text:p>
          </table:table-cell>
          <table:table-cell table:formula="of:=[.AH37]/50" office:value-type="float" office:value="0.46">
            <text:p>0,46</text:p>
          </table:table-cell>
        </table:table-row>
        <table:table-row table:style-name="ro1">
          <table:table-cell table:number-columns-repeated="2"/>
          <table:table-cell table:style-name="ce5" office:value-type="float" office:value="2.1835">
            <text:p>2,1835</text:p>
          </table:table-cell>
          <table:table-cell table:formula="of:=IF([.C38]&lt;([.$C$52]-3*[.$C$53]);1;0)" office:value-type="float" office:value="0">
            <text:p>0</text:p>
          </table:table-cell>
          <table:table-cell table:formula="of:=IF(AND([.C38]&lt;([.$C$52]-2*[.$C$53]);[.C38]&gt;([.$C$52]-3*[.$C$53]));1;0)" office:value-type="float" office:value="0">
            <text:p>0</text:p>
          </table:table-cell>
          <table:table-cell table:formula="of:=IF(AND([.$C38]&lt;([.$C$52]-1*[.$C$53]);[.$C38]&gt;([.$C$52]-2*[.$C$53]));1;0)" office:value-type="float" office:value="0">
            <text:p>0</text:p>
          </table:table-cell>
          <table:table-cell table:formula="of:=IF(AND([.$C38]&lt;([.$C$52]);[.$C38]&gt;([.$C$52]-[.$C$53]));1;0)" office:value-type="float" office:value="0">
            <text:p>0</text:p>
          </table:table-cell>
          <table:table-cell table:formula="of:=IF(AND([.$C38]&lt;([.$C$52]+[.$C$53]);[.$C38]&gt;[.$C$52]);1;0)" office:value-type="float" office:value="1">
            <text:p>1</text:p>
          </table:table-cell>
          <table:table-cell table:formula="of:=IF(AND([.$C38]&lt;([.$C$52]+2*[.$C$53]);[.$C38]&gt;([.$C$52]+[.$C$53]));1;0)" office:value-type="float" office:value="0">
            <text:p>0</text:p>
          </table:table-cell>
          <table:table-cell table:formula="of:=IF(AND([.$C38]&lt;([.$C$52]+3*[.$C$53]);[.$C38]&gt;([.$C$52]+2*[.$C$53]));1;0)" office:value-type="float" office:value="0">
            <text:p>0</text:p>
          </table:table-cell>
          <table:table-cell table:formula="of:=IF([.$C38]&gt;([.$C$52]+3*[.$C$53]);1;0)" office:value-type="float" office:value="0">
            <text:p>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6" table:formula="of:=([.P38]-[.Q38])^2/[.Q38]" office:value-type="float" office:value="0.2">
            <text:p>0,20</text:p>
          </table:table-cell>
          <table:table-cell table:number-columns-repeated="3"/>
          <table:table-cell table:style-name="ce5" office:value-type="float" office:value="1.9255">
            <text:p>1,9255</text:p>
          </table:table-cell>
          <table:table-cell table:formula="of:=ABS([.V38]-[.$V$58])" office:value-type="float" office:value="0.21435">
            <text:p>0,21435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([.AB38]-[.AC38])^2/[.AC38]" office:value-type="float" office:value="0.8">
            <text:p>0,8</text:p>
          </table:table-cell>
          <table:table-cell table:number-columns-repeated="3"/>
          <table:table-cell office:value-type="float" office:value="24">
            <text:p>24</text:p>
          </table:table-cell>
          <table:table-cell table:style-name="ce5" office:value-type="float" office:value="1.6704">
            <text:p>1,6704</text:p>
          </table:table-cell>
          <table:table-cell table:formula="of:=[.AH38]/50" office:value-type="float" office:value="0.48">
            <text:p>0,48</text:p>
          </table:table-cell>
        </table:table-row>
        <table:table-row table:style-name="ro1">
          <table:table-cell table:number-columns-repeated="2"/>
          <table:table-cell office:value-type="float" office:value="2.2438">
            <text:p>2,2438</text:p>
          </table:table-cell>
          <table:table-cell table:formula="of:=IF([.C39]&lt;([.$C$52]-3*[.$C$53]);1;0)" office:value-type="float" office:value="0">
            <text:p>0</text:p>
          </table:table-cell>
          <table:table-cell table:formula="of:=IF(AND([.C39]&lt;([.$C$52]-2*[.$C$53]);[.C39]&gt;([.$C$52]-3*[.$C$53]));1;0)" office:value-type="float" office:value="0">
            <text:p>0</text:p>
          </table:table-cell>
          <table:table-cell table:formula="of:=IF(AND([.$C39]&lt;([.$C$52]-1*[.$C$53]);[.$C39]&gt;([.$C$52]-2*[.$C$53]));1;0)" office:value-type="float" office:value="0">
            <text:p>0</text:p>
          </table:table-cell>
          <table:table-cell table:formula="of:=IF(AND([.$C39]&lt;([.$C$52]);[.$C39]&gt;([.$C$52]-[.$C$53]));1;0)" office:value-type="float" office:value="0">
            <text:p>0</text:p>
          </table:table-cell>
          <table:table-cell table:formula="of:=IF(AND([.$C39]&lt;([.$C$52]+[.$C$53]);[.$C39]&gt;[.$C$52]);1;0)" office:value-type="float" office:value="1">
            <text:p>1</text:p>
          </table:table-cell>
          <table:table-cell table:formula="of:=IF(AND([.$C39]&lt;([.$C$52]+2*[.$C$53]);[.$C39]&gt;([.$C$52]+[.$C$53]));1;0)" office:value-type="float" office:value="0">
            <text:p>0</text:p>
          </table:table-cell>
          <table:table-cell table:formula="of:=IF(AND([.$C39]&lt;([.$C$52]+3*[.$C$53]);[.$C39]&gt;([.$C$52]+2*[.$C$53]));1;0)" office:value-type="float" office:value="0">
            <text:p>0</text:p>
          </table:table-cell>
          <table:table-cell table:formula="of:=IF([.$C39]&gt;([.$C$52]+3*[.$C$53]);1;0)" office:value-type="float" office:value="0">
            <text:p>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6" table:formula="of:=([.P39]-[.Q39])^2/[.Q39]" office:value-type="float" office:value="0.2">
            <text:p>0,20</text:p>
          </table:table-cell>
          <table:table-cell table:number-columns-repeated="3"/>
          <table:table-cell table:style-name="ce5" office:value-type="float" office:value="1.9476">
            <text:p>1,9476</text:p>
          </table:table-cell>
          <table:table-cell table:formula="of:=ABS([.V39]-[.$V$58])" office:value-type="float" office:value="0.23645">
            <text:p>0,23645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[.AB39]-[.AC39])^2/[.AC39]" office:value-type="float" office:value="0.2">
            <text:p>0,2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5" office:value-type="float" office:value="1.6722">
            <text:p>1,6722</text:p>
          </table:table-cell>
          <table:table-cell table:formula="of:=[.AH39]/50" office:value-type="float" office:value="0.5">
            <text:p>0,5</text:p>
          </table:table-cell>
        </table:table-row>
        <table:table-row table:style-name="ro1">
          <table:table-cell table:number-columns-repeated="2"/>
          <table:table-cell office:value-type="float" office:value="2.4604">
            <text:p>2,4604</text:p>
          </table:table-cell>
          <table:table-cell table:formula="of:=IF([.C40]&lt;([.$C$52]-3*[.$C$53]);1;0)" office:value-type="float" office:value="0">
            <text:p>0</text:p>
          </table:table-cell>
          <table:table-cell table:formula="of:=IF(AND([.C40]&lt;([.$C$52]-2*[.$C$53]);[.C40]&gt;([.$C$52]-3*[.$C$53]));1;0)" office:value-type="float" office:value="0">
            <text:p>0</text:p>
          </table:table-cell>
          <table:table-cell table:formula="of:=IF(AND([.$C40]&lt;([.$C$52]-1*[.$C$53]);[.$C40]&gt;([.$C$52]-2*[.$C$53]));1;0)" office:value-type="float" office:value="0">
            <text:p>0</text:p>
          </table:table-cell>
          <table:table-cell table:formula="of:=IF(AND([.$C40]&lt;([.$C$52]);[.$C40]&gt;([.$C$52]-[.$C$53]));1;0)" office:value-type="float" office:value="0">
            <text:p>0</text:p>
          </table:table-cell>
          <table:table-cell table:formula="of:=IF(AND([.$C40]&lt;([.$C$52]+[.$C$53]);[.$C40]&gt;[.$C$52]);1;0)" office:value-type="float" office:value="1">
            <text:p>1</text:p>
          </table:table-cell>
          <table:table-cell table:formula="of:=IF(AND([.$C40]&lt;([.$C$52]+2*[.$C$53]);[.$C40]&gt;([.$C$52]+[.$C$53]));1;0)" office:value-type="float" office:value="0">
            <text:p>0</text:p>
          </table:table-cell>
          <table:table-cell table:formula="of:=IF(AND([.$C40]&lt;([.$C$52]+3*[.$C$53]);[.$C40]&gt;([.$C$52]+2*[.$C$53]));1;0)" office:value-type="float" office:value="0">
            <text:p>0</text:p>
          </table:table-cell>
          <table:table-cell table:formula="of:=IF([.$C40]&gt;([.$C$52]+3*[.$C$53]);1;0)" office:value-type="float" office:value="0">
            <text:p>0</text:p>
          </table:table-cell>
          <table:table-cell table:number-columns-repeated="6"/>
          <table:table-cell table:formula="of:=SUM([.R30:.R39])" office:value-type="float" office:value="5.2">
            <text:p>5,2</text:p>
          </table:table-cell>
          <table:table-cell table:number-columns-repeated="3"/>
          <table:table-cell table:style-name="ce5" office:value-type="float" office:value="1.9487">
            <text:p>1,9487</text:p>
          </table:table-cell>
          <table:table-cell table:formula="of:=ABS([.V40]-[.$V$58])" office:value-type="float" office:value="0.23755">
            <text:p>0,23755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[.AB40]-[.AC40])^2/[.AC40]" office:value-type="float" office:value="0.2">
            <text:p>0,2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.7501">
            <text:p>1,7501</text:p>
          </table:table-cell>
          <table:table-cell table:formula="of:=[.AH40]/50" office:value-type="float" office:value="0.52">
            <text:p>0,52</text:p>
          </table:table-cell>
        </table:table-row>
        <table:table-row table:style-name="ro1">
          <table:table-cell table:number-columns-repeated="2"/>
          <table:table-cell office:value-type="float" office:value="2.5197">
            <text:p>2,5197</text:p>
          </table:table-cell>
          <table:table-cell table:formula="of:=IF([.C41]&lt;([.$C$52]-3*[.$C$53]);1;0)" office:value-type="float" office:value="0">
            <text:p>0</text:p>
          </table:table-cell>
          <table:table-cell table:formula="of:=IF(AND([.C41]&lt;([.$C$52]-2*[.$C$53]);[.C41]&gt;([.$C$52]-3*[.$C$53]));1;0)" office:value-type="float" office:value="0">
            <text:p>0</text:p>
          </table:table-cell>
          <table:table-cell table:formula="of:=IF(AND([.$C41]&lt;([.$C$52]-1*[.$C$53]);[.$C41]&gt;([.$C$52]-2*[.$C$53]));1;0)" office:value-type="float" office:value="0">
            <text:p>0</text:p>
          </table:table-cell>
          <table:table-cell table:formula="of:=IF(AND([.$C41]&lt;([.$C$52]);[.$C41]&gt;([.$C$52]-[.$C$53]));1;0)" office:value-type="float" office:value="0">
            <text:p>0</text:p>
          </table:table-cell>
          <table:table-cell table:formula="of:=IF(AND([.$C41]&lt;([.$C$52]+[.$C$53]);[.$C41]&gt;[.$C$52]);1;0)" office:value-type="float" office:value="1">
            <text:p>1</text:p>
          </table:table-cell>
          <table:table-cell table:formula="of:=IF(AND([.$C41]&lt;([.$C$52]+2*[.$C$53]);[.$C41]&gt;([.$C$52]+[.$C$53]));1;0)" office:value-type="float" office:value="0">
            <text:p>0</text:p>
          </table:table-cell>
          <table:table-cell table:formula="of:=IF(AND([.$C41]&lt;([.$C$52]+3*[.$C$53]);[.$C41]&gt;([.$C$52]+2*[.$C$53]));1;0)" office:value-type="float" office:value="0">
            <text:p>0</text:p>
          </table:table-cell>
          <table:table-cell table:formula="of:=IF([.$C41]&gt;([.$C$52]+3*[.$C$53]);1;0)" office:value-type="float" office:value="0">
            <text:p>0</text:p>
          </table:table-cell>
          <table:table-cell table:number-columns-repeated="10"/>
          <table:table-cell office:value-type="float" office:value="2.0247">
            <text:p>2,0247</text:p>
          </table:table-cell>
          <table:table-cell table:formula="of:=ABS([.V41]-[.$V$58])" office:value-type="float" office:value="0.31355">
            <text:p>0,31355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[.AB41]-[.AC41])^2/[.AC41]" office:value-type="float" office:value="0.2">
            <text:p>0,2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.8012">
            <text:p>1,8012</text:p>
          </table:table-cell>
          <table:table-cell table:formula="of:=[.AH41]/50" office:value-type="float" office:value="0.54">
            <text:p>0,54</text:p>
          </table:table-cell>
        </table:table-row>
        <table:table-row table:style-name="ro1">
          <table:table-cell table:number-columns-repeated="2"/>
          <table:table-cell office:value-type="float" office:value="2.5276">
            <text:p>2,5276</text:p>
          </table:table-cell>
          <table:table-cell table:formula="of:=IF([.C42]&lt;([.$C$52]-3*[.$C$53]);1;0)" office:value-type="float" office:value="0">
            <text:p>0</text:p>
          </table:table-cell>
          <table:table-cell table:formula="of:=IF(AND([.C42]&lt;([.$C$52]-2*[.$C$53]);[.C42]&gt;([.$C$52]-3*[.$C$53]));1;0)" office:value-type="float" office:value="0">
            <text:p>0</text:p>
          </table:table-cell>
          <table:table-cell table:formula="of:=IF(AND([.$C42]&lt;([.$C$52]-1*[.$C$53]);[.$C42]&gt;([.$C$52]-2*[.$C$53]));1;0)" office:value-type="float" office:value="0">
            <text:p>0</text:p>
          </table:table-cell>
          <table:table-cell table:formula="of:=IF(AND([.$C42]&lt;([.$C$52]);[.$C42]&gt;([.$C$52]-[.$C$53]));1;0)" office:value-type="float" office:value="0">
            <text:p>0</text:p>
          </table:table-cell>
          <table:table-cell table:formula="of:=IF(AND([.$C42]&lt;([.$C$52]+[.$C$53]);[.$C42]&gt;[.$C$52]);1;0)" office:value-type="float" office:value="1">
            <text:p>1</text:p>
          </table:table-cell>
          <table:table-cell table:formula="of:=IF(AND([.$C42]&lt;([.$C$52]+2*[.$C$53]);[.$C42]&gt;([.$C$52]+[.$C$53]));1;0)" office:value-type="float" office:value="0">
            <text:p>0</text:p>
          </table:table-cell>
          <table:table-cell table:formula="of:=IF(AND([.$C42]&lt;([.$C$52]+3*[.$C$53]);[.$C42]&gt;([.$C$52]+2*[.$C$53]));1;0)" office:value-type="float" office:value="0">
            <text:p>0</text:p>
          </table:table-cell>
          <table:table-cell table:formula="of:=IF([.$C42]&gt;([.$C$52]+3*[.$C$53]);1;0)" office:value-type="float" office:value="0">
            <text:p>0</text:p>
          </table:table-cell>
          <table:table-cell table:number-columns-repeated="10"/>
          <table:table-cell office:value-type="float" office:value="2.0945">
            <text:p>2,0945</text:p>
          </table:table-cell>
          <table:table-cell table:formula="of:=ABS([.V42]-[.$V$58])" office:value-type="float" office:value="0.38335">
            <text:p>0,38335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[.AB42]-[.AC42])^2/[.AC42]" office:value-type="float" office:value="0.2">
            <text:p>0,2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1.836">
            <text:p>1,836</text:p>
          </table:table-cell>
          <table:table-cell table:formula="of:=[.AH42]/50" office:value-type="float" office:value="0.56">
            <text:p>0,56</text:p>
          </table:table-cell>
        </table:table-row>
        <table:table-row table:style-name="ro1">
          <table:table-cell table:number-columns-repeated="2"/>
          <table:table-cell office:value-type="float" office:value="2.6577">
            <text:p>2,6577</text:p>
          </table:table-cell>
          <table:table-cell table:formula="of:=IF([.C43]&lt;([.$C$52]-3*[.$C$53]);1;0)" office:value-type="float" office:value="0">
            <text:p>0</text:p>
          </table:table-cell>
          <table:table-cell table:formula="of:=IF(AND([.C43]&lt;([.$C$52]-2*[.$C$53]);[.C43]&gt;([.$C$52]-3*[.$C$53]));1;0)" office:value-type="float" office:value="0">
            <text:p>0</text:p>
          </table:table-cell>
          <table:table-cell table:formula="of:=IF(AND([.$C43]&lt;([.$C$52]-1*[.$C$53]);[.$C43]&gt;([.$C$52]-2*[.$C$53]));1;0)" office:value-type="float" office:value="0">
            <text:p>0</text:p>
          </table:table-cell>
          <table:table-cell table:formula="of:=IF(AND([.$C43]&lt;([.$C$52]);[.$C43]&gt;([.$C$52]-[.$C$53]));1;0)" office:value-type="float" office:value="0">
            <text:p>0</text:p>
          </table:table-cell>
          <table:table-cell table:formula="of:=IF(AND([.$C43]&lt;([.$C$52]+[.$C$53]);[.$C43]&gt;[.$C$52]);1;0)" office:value-type="float" office:value="0">
            <text:p>0</text:p>
          </table:table-cell>
          <table:table-cell table:formula="of:=IF(AND([.$C43]&lt;([.$C$52]+2*[.$C$53]);[.$C43]&gt;([.$C$52]+[.$C$53]));1;0)" office:value-type="float" office:value="1">
            <text:p>1</text:p>
          </table:table-cell>
          <table:table-cell table:formula="of:=IF(AND([.$C43]&lt;([.$C$52]+3*[.$C$53]);[.$C43]&gt;([.$C$52]+2*[.$C$53]));1;0)" office:value-type="float" office:value="0">
            <text:p>0</text:p>
          </table:table-cell>
          <table:table-cell table:formula="of:=IF([.$C43]&gt;([.$C$52]+3*[.$C$53]);1;0)" office:value-type="float" office:value="0">
            <text:p>0</text:p>
          </table:table-cell>
          <table:table-cell table:number-columns-repeated="10"/>
          <table:table-cell office:value-type="float" office:value="2.1075">
            <text:p>2,1075</text:p>
          </table:table-cell>
          <table:table-cell table:formula="of:=ABS([.V43]-[.$V$58])" office:value-type="float" office:value="0.39635">
            <text:p>0,39635</text:p>
          </table:table-cell>
          <table:table-cell table:number-columns-repeated="4"/>
          <table:table-cell table:number-columns-repeated="2" office:value-type="float" office:value="5">
            <text:p>5</text:p>
          </table:table-cell>
          <table:table-cell table:formula="of:=([.AB43]-[.AC43])^2/[.AC43]" office:value-type="float" office:value="0">
            <text:p>0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.8413">
            <text:p>1,8413</text:p>
          </table:table-cell>
          <table:table-cell table:formula="of:=[.AH43]/50" office:value-type="float" office:value="0.58">
            <text:p>0,58</text:p>
          </table:table-cell>
        </table:table-row>
        <table:table-row table:style-name="ro1">
          <table:table-cell table:number-columns-repeated="2"/>
          <table:table-cell office:value-type="float" office:value="2.7289">
            <text:p>2,7289</text:p>
          </table:table-cell>
          <table:table-cell table:formula="of:=IF([.C44]&lt;([.$C$52]-3*[.$C$53]);1;0)" office:value-type="float" office:value="0">
            <text:p>0</text:p>
          </table:table-cell>
          <table:table-cell table:formula="of:=IF(AND([.C44]&lt;([.$C$52]-2*[.$C$53]);[.C44]&gt;([.$C$52]-3*[.$C$53]));1;0)" office:value-type="float" office:value="0">
            <text:p>0</text:p>
          </table:table-cell>
          <table:table-cell table:formula="of:=IF(AND([.$C44]&lt;([.$C$52]-1*[.$C$53]);[.$C44]&gt;([.$C$52]-2*[.$C$53]));1;0)" office:value-type="float" office:value="0">
            <text:p>0</text:p>
          </table:table-cell>
          <table:table-cell table:formula="of:=IF(AND([.$C44]&lt;([.$C$52]);[.$C44]&gt;([.$C$52]-[.$C$53]));1;0)" office:value-type="float" office:value="0">
            <text:p>0</text:p>
          </table:table-cell>
          <table:table-cell table:formula="of:=IF(AND([.$C44]&lt;([.$C$52]+[.$C$53]);[.$C44]&gt;[.$C$52]);1;0)" office:value-type="float" office:value="0">
            <text:p>0</text:p>
          </table:table-cell>
          <table:table-cell table:formula="of:=IF(AND([.$C44]&lt;([.$C$52]+2*[.$C$53]);[.$C44]&gt;([.$C$52]+[.$C$53]));1;0)" office:value-type="float" office:value="1">
            <text:p>1</text:p>
          </table:table-cell>
          <table:table-cell table:formula="of:=IF(AND([.$C44]&lt;([.$C$52]+3*[.$C$53]);[.$C44]&gt;([.$C$52]+2*[.$C$53]));1;0)" office:value-type="float" office:value="0">
            <text:p>0</text:p>
          </table:table-cell>
          <table:table-cell table:formula="of:=IF([.$C44]&gt;([.$C$52]+3*[.$C$53]);1;0)" office:value-type="float" office:value="0">
            <text:p>0</text:p>
          </table:table-cell>
          <table:table-cell table:number-columns-repeated="10"/>
          <table:table-cell office:value-type="float" office:value="2.1835">
            <text:p>2,1835</text:p>
          </table:table-cell>
          <table:table-cell table:formula="of:=ABS([.V44]-[.$V$58])" office:value-type="float" office:value="0.47235">
            <text:p>0,47235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[.AB44]-[.AC44])^2/[.AC44]" office:value-type="float" office:value="0.2">
            <text:p>0,2</text:p>
          </table:table-cell>
          <table:table-cell table:number-columns-repeated="3"/>
          <table:table-cell office:value-type="float" office:value="30">
            <text:p>30</text:p>
          </table:table-cell>
          <table:table-cell table:style-name="ce5" office:value-type="float" office:value="1.8637">
            <text:p>1,8637</text:p>
          </table:table-cell>
          <table:table-cell table:formula="of:=[.AH44]/50" office:value-type="float" office:value="0.6">
            <text:p>0,6</text:p>
          </table:table-cell>
        </table:table-row>
        <table:table-row table:style-name="ro1">
          <table:table-cell table:number-columns-repeated="2"/>
          <table:table-cell office:value-type="float" office:value="2.7831">
            <text:p>2,7831</text:p>
          </table:table-cell>
          <table:table-cell table:formula="of:=IF([.C45]&lt;([.$C$52]-3*[.$C$53]);1;0)" office:value-type="float" office:value="0">
            <text:p>0</text:p>
          </table:table-cell>
          <table:table-cell table:formula="of:=IF(AND([.C45]&lt;([.$C$52]-2*[.$C$53]);[.C45]&gt;([.$C$52]-3*[.$C$53]));1;0)" office:value-type="float" office:value="0">
            <text:p>0</text:p>
          </table:table-cell>
          <table:table-cell table:formula="of:=IF(AND([.$C45]&lt;([.$C$52]-1*[.$C$53]);[.$C45]&gt;([.$C$52]-2*[.$C$53]));1;0)" office:value-type="float" office:value="0">
            <text:p>0</text:p>
          </table:table-cell>
          <table:table-cell table:formula="of:=IF(AND([.$C45]&lt;([.$C$52]);[.$C45]&gt;([.$C$52]-[.$C$53]));1;0)" office:value-type="float" office:value="0">
            <text:p>0</text:p>
          </table:table-cell>
          <table:table-cell table:formula="of:=IF(AND([.$C45]&lt;([.$C$52]+[.$C$53]);[.$C45]&gt;[.$C$52]);1;0)" office:value-type="float" office:value="0">
            <text:p>0</text:p>
          </table:table-cell>
          <table:table-cell table:formula="of:=IF(AND([.$C45]&lt;([.$C$52]+2*[.$C$53]);[.$C45]&gt;([.$C$52]+[.$C$53]));1;0)" office:value-type="float" office:value="1">
            <text:p>1</text:p>
          </table:table-cell>
          <table:table-cell table:formula="of:=IF(AND([.$C45]&lt;([.$C$52]+3*[.$C$53]);[.$C45]&gt;([.$C$52]+2*[.$C$53]));1;0)" office:value-type="float" office:value="0">
            <text:p>0</text:p>
          </table:table-cell>
          <table:table-cell table:formula="of:=IF([.$C45]&gt;([.$C$52]+3*[.$C$53]);1;0)" office:value-type="float" office:value="0">
            <text:p>0</text:p>
          </table:table-cell>
          <table:table-cell table:number-columns-repeated="10"/>
          <table:table-cell office:value-type="float" office:value="2.2438">
            <text:p>2,2438</text:p>
          </table:table-cell>
          <table:table-cell table:formula="of:=ABS([.V45]-[.$V$58])" office:value-type="float" office:value="0.53265">
            <text:p>0,53265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([.AB45]-[.AC45])^2/[.AC45]" office:value-type="float" office:value="1.8">
            <text:p>1,8</text:p>
          </table:table-cell>
          <table:table-cell table:number-columns-repeated="3"/>
          <table:table-cell office:value-type="float" office:value="31">
            <text:p>31</text:p>
          </table:table-cell>
          <table:table-cell table:style-name="ce5" office:value-type="float" office:value="1.9255">
            <text:p>1,9255</text:p>
          </table:table-cell>
          <table:table-cell table:formula="of:=[.AH45]/50" office:value-type="float" office:value="0.62">
            <text:p>0,62</text:p>
          </table:table-cell>
        </table:table-row>
        <table:table-row table:style-name="ro1">
          <table:table-cell table:number-columns-repeated="2"/>
          <table:table-cell office:value-type="float" office:value="2.8026">
            <text:p>2,8026</text:p>
          </table:table-cell>
          <table:table-cell table:formula="of:=IF([.C46]&lt;([.$C$52]-3*[.$C$53]);1;0)" office:value-type="float" office:value="0">
            <text:p>0</text:p>
          </table:table-cell>
          <table:table-cell table:formula="of:=IF(AND([.C46]&lt;([.$C$52]-2*[.$C$53]);[.C46]&gt;([.$C$52]-3*[.$C$53]));1;0)" office:value-type="float" office:value="0">
            <text:p>0</text:p>
          </table:table-cell>
          <table:table-cell table:formula="of:=IF(AND([.$C46]&lt;([.$C$52]-1*[.$C$53]);[.$C46]&gt;([.$C$52]-2*[.$C$53]));1;0)" office:value-type="float" office:value="0">
            <text:p>0</text:p>
          </table:table-cell>
          <table:table-cell table:formula="of:=IF(AND([.$C46]&lt;([.$C$52]);[.$C46]&gt;([.$C$52]-[.$C$53]));1;0)" office:value-type="float" office:value="0">
            <text:p>0</text:p>
          </table:table-cell>
          <table:table-cell table:formula="of:=IF(AND([.$C46]&lt;([.$C$52]+[.$C$53]);[.$C46]&gt;[.$C$52]);1;0)" office:value-type="float" office:value="0">
            <text:p>0</text:p>
          </table:table-cell>
          <table:table-cell table:formula="of:=IF(AND([.$C46]&lt;([.$C$52]+2*[.$C$53]);[.$C46]&gt;([.$C$52]+[.$C$53]));1;0)" office:value-type="float" office:value="1">
            <text:p>1</text:p>
          </table:table-cell>
          <table:table-cell table:formula="of:=IF(AND([.$C46]&lt;([.$C$52]+3*[.$C$53]);[.$C46]&gt;([.$C$52]+2*[.$C$53]));1;0)" office:value-type="float" office:value="0">
            <text:p>0</text:p>
          </table:table-cell>
          <table:table-cell table:formula="of:=IF([.$C46]&gt;([.$C$52]+3*[.$C$53]);1;0)" office:value-type="float" office:value="0">
            <text:p>0</text:p>
          </table:table-cell>
          <table:table-cell table:number-columns-repeated="10"/>
          <table:table-cell office:value-type="float" office:value="2.4604">
            <text:p>2,4604</text:p>
          </table:table-cell>
          <table:table-cell table:formula="of:=ABS([.V46]-[.$V$58])" office:value-type="float" office:value="0.74925">
            <text:p>0,74925</text:p>
          </table:table-cell>
          <table:table-cell table:number-columns-repeated="6"/>
          <table:table-cell table:formula="of:=SUM([.AD36:.AD45])" office:value-type="float" office:value="5.2">
            <text:p>5,2</text:p>
          </table:table-cell>
          <table:table-cell table:number-columns-repeated="3"/>
          <table:table-cell office:value-type="float" office:value="32">
            <text:p>32</text:p>
          </table:table-cell>
          <table:table-cell table:style-name="ce5" office:value-type="float" office:value="1.9476">
            <text:p>1,9476</text:p>
          </table:table-cell>
          <table:table-cell table:formula="of:=[.AH46]/50" office:value-type="float" office:value="0.64">
            <text:p>0,64</text:p>
          </table:table-cell>
        </table:table-row>
        <table:table-row table:style-name="ro1">
          <table:table-cell table:number-columns-repeated="2"/>
          <table:table-cell office:value-type="float" office:value="2.8985">
            <text:p>2,8985</text:p>
          </table:table-cell>
          <table:table-cell table:formula="of:=IF([.C47]&lt;([.$C$52]-3*[.$C$53]);1;0)" office:value-type="float" office:value="0">
            <text:p>0</text:p>
          </table:table-cell>
          <table:table-cell table:formula="of:=IF(AND([.C47]&lt;([.$C$52]-2*[.$C$53]);[.C47]&gt;([.$C$52]-3*[.$C$53]));1;0)" office:value-type="float" office:value="0">
            <text:p>0</text:p>
          </table:table-cell>
          <table:table-cell table:formula="of:=IF(AND([.$C47]&lt;([.$C$52]-1*[.$C$53]);[.$C47]&gt;([.$C$52]-2*[.$C$53]));1;0)" office:value-type="float" office:value="0">
            <text:p>0</text:p>
          </table:table-cell>
          <table:table-cell table:formula="of:=IF(AND([.$C47]&lt;([.$C$52]);[.$C47]&gt;([.$C$52]-[.$C$53]));1;0)" office:value-type="float" office:value="0">
            <text:p>0</text:p>
          </table:table-cell>
          <table:table-cell table:formula="of:=IF(AND([.$C47]&lt;([.$C$52]+[.$C$53]);[.$C47]&gt;[.$C$52]);1;0)" office:value-type="float" office:value="0">
            <text:p>0</text:p>
          </table:table-cell>
          <table:table-cell table:formula="of:=IF(AND([.$C47]&lt;([.$C$52]+2*[.$C$53]);[.$C47]&gt;([.$C$52]+[.$C$53]));1;0)" office:value-type="float" office:value="1">
            <text:p>1</text:p>
          </table:table-cell>
          <table:table-cell table:formula="of:=IF(AND([.$C47]&lt;([.$C$52]+3*[.$C$53]);[.$C47]&gt;([.$C$52]+2*[.$C$53]));1;0)" office:value-type="float" office:value="0">
            <text:p>0</text:p>
          </table:table-cell>
          <table:table-cell table:formula="of:=IF([.$C47]&gt;([.$C$52]+3*[.$C$53]);1;0)" office:value-type="float" office:value="0">
            <text:p>0</text:p>
          </table:table-cell>
          <table:table-cell table:number-columns-repeated="10"/>
          <table:table-cell office:value-type="float" office:value="2.5197">
            <text:p>2,5197</text:p>
          </table:table-cell>
          <table:table-cell table:formula="of:=ABS([.V47]-[.$V$58])" office:value-type="float" office:value="0.80855">
            <text:p>0,80855</text:p>
          </table:table-cell>
          <table:table-cell table:number-columns-repeated="10"/>
          <table:table-cell office:value-type="float" office:value="33">
            <text:p>33</text:p>
          </table:table-cell>
          <table:table-cell table:style-name="ce5" office:value-type="float" office:value="1.9487">
            <text:p>1,9487</text:p>
          </table:table-cell>
          <table:table-cell table:formula="of:=[.AH47]/50" office:value-type="float" office:value="0.66">
            <text:p>0,66</text:p>
          </table:table-cell>
        </table:table-row>
        <table:table-row table:style-name="ro1">
          <table:table-cell table:number-columns-repeated="2"/>
          <table:table-cell office:value-type="float" office:value="2.9652">
            <text:p>2,9652</text:p>
          </table:table-cell>
          <table:table-cell table:formula="of:=IF([.C48]&lt;([.$C$52]-3*[.$C$53]);1;0)" office:value-type="float" office:value="0">
            <text:p>0</text:p>
          </table:table-cell>
          <table:table-cell table:formula="of:=IF(AND([.C48]&lt;([.$C$52]-2*[.$C$53]);[.C48]&gt;([.$C$52]-3*[.$C$53]));1;0)" office:value-type="float" office:value="0">
            <text:p>0</text:p>
          </table:table-cell>
          <table:table-cell table:formula="of:=IF(AND([.$C48]&lt;([.$C$52]-1*[.$C$53]);[.$C48]&gt;([.$C$52]-2*[.$C$53]));1;0)" office:value-type="float" office:value="0">
            <text:p>0</text:p>
          </table:table-cell>
          <table:table-cell table:formula="of:=IF(AND([.$C48]&lt;([.$C$52]);[.$C48]&gt;([.$C$52]-[.$C$53]));1;0)" office:value-type="float" office:value="0">
            <text:p>0</text:p>
          </table:table-cell>
          <table:table-cell table:formula="of:=IF(AND([.$C48]&lt;([.$C$52]+[.$C$53]);[.$C48]&gt;[.$C$52]);1;0)" office:value-type="float" office:value="0">
            <text:p>0</text:p>
          </table:table-cell>
          <table:table-cell table:formula="of:=IF(AND([.$C48]&lt;([.$C$52]+2*[.$C$53]);[.$C48]&gt;([.$C$52]+[.$C$53]));1;0)" office:value-type="float" office:value="1">
            <text:p>1</text:p>
          </table:table-cell>
          <table:table-cell table:formula="of:=IF(AND([.$C48]&lt;([.$C$52]+3*[.$C$53]);[.$C48]&gt;([.$C$52]+2*[.$C$53]));1;0)" office:value-type="float" office:value="0">
            <text:p>0</text:p>
          </table:table-cell>
          <table:table-cell table:formula="of:=IF([.$C48]&gt;([.$C$52]+3*[.$C$53]);1;0)" office:value-type="float" office:value="0">
            <text:p>0</text:p>
          </table:table-cell>
          <table:table-cell table:number-columns-repeated="6"/>
          <table:table-cell table:formula="of:=[.$V$58]-3*[.$W$59]" office:value-type="float" office:value="-0.841952371569147">
            <text:p>-0,8419523716</text:p>
          </table:table-cell>
          <table:table-cell table:number-columns-repeated="3"/>
          <table:table-cell office:value-type="float" office:value="2.5276">
            <text:p>2,5276</text:p>
          </table:table-cell>
          <table:table-cell table:formula="of:=ABS([.V48]-[.$V$58])" office:value-type="float" office:value="0.81645">
            <text:p>0,81645</text:p>
          </table:table-cell>
          <table:table-cell table:number-columns-repeated="10"/>
          <table:table-cell office:value-type="float" office:value="34">
            <text:p>34</text:p>
          </table:table-cell>
          <table:table-cell office:value-type="float" office:value="2.0247">
            <text:p>2,0247</text:p>
          </table:table-cell>
          <table:table-cell table:formula="of:=[.AH48]/50" office:value-type="float" office:value="0.68">
            <text:p>0,68</text:p>
          </table:table-cell>
        </table:table-row>
        <table:table-row table:style-name="ro1">
          <table:table-cell table:number-columns-repeated="2"/>
          <table:table-cell office:value-type="float" office:value="3.3277">
            <text:p>3,3277</text:p>
          </table:table-cell>
          <table:table-cell table:formula="of:=IF([.C49]&lt;([.$C$52]-3*[.$C$53]);1;0)" office:value-type="float" office:value="0">
            <text:p>0</text:p>
          </table:table-cell>
          <table:table-cell table:formula="of:=IF(AND([.C49]&lt;([.$C$52]-2*[.$C$53]);[.C49]&gt;([.$C$52]-3*[.$C$53]));1;0)" office:value-type="float" office:value="0">
            <text:p>0</text:p>
          </table:table-cell>
          <table:table-cell table:formula="of:=IF(AND([.$C49]&lt;([.$C$52]-1*[.$C$53]);[.$C49]&gt;([.$C$52]-2*[.$C$53]));1;0)" office:value-type="float" office:value="0">
            <text:p>0</text:p>
          </table:table-cell>
          <table:table-cell table:formula="of:=IF(AND([.$C49]&lt;([.$C$52]);[.$C49]&gt;([.$C$52]-[.$C$53]));1;0)" office:value-type="float" office:value="0">
            <text:p>0</text:p>
          </table:table-cell>
          <table:table-cell table:formula="of:=IF(AND([.$C49]&lt;([.$C$52]+[.$C$53]);[.$C49]&gt;[.$C$52]);1;0)" office:value-type="float" office:value="0">
            <text:p>0</text:p>
          </table:table-cell>
          <table:table-cell table:formula="of:=IF(AND([.$C49]&lt;([.$C$52]+2*[.$C$53]);[.$C49]&gt;([.$C$52]+[.$C$53]));1;0)" office:value-type="float" office:value="1">
            <text:p>1</text:p>
          </table:table-cell>
          <table:table-cell table:formula="of:=IF(AND([.$C49]&lt;([.$C$52]+3*[.$C$53]);[.$C49]&gt;([.$C$52]+2*[.$C$53]));1;0)" office:value-type="float" office:value="0">
            <text:p>0</text:p>
          </table:table-cell>
          <table:table-cell table:formula="of:=IF([.$C49]&gt;([.$C$52]+3*[.$C$53]);1;0)" office:value-type="float" office:value="0">
            <text:p>0</text:p>
          </table:table-cell>
          <table:table-cell table:number-columns-repeated="6"/>
          <table:table-cell table:formula="of:=[.$V$58]-2*[.$W$59]" office:value-type="float" office:value="0.00908175228723551">
            <text:p>0,0090817523</text:p>
          </table:table-cell>
          <table:table-cell table:number-columns-repeated="3"/>
          <table:table-cell office:value-type="float" office:value="2.6577">
            <text:p>2,6577</text:p>
          </table:table-cell>
          <table:table-cell table:formula="of:=ABS([.V49]-[.$V$58])" office:value-type="float" office:value="0.94655">
            <text:p>0,94655</text:p>
          </table:table-cell>
          <table:table-cell table:number-columns-repeated="10"/>
          <table:table-cell office:value-type="float" office:value="35">
            <text:p>35</text:p>
          </table:table-cell>
          <table:table-cell office:value-type="float" office:value="2.0945">
            <text:p>2,0945</text:p>
          </table:table-cell>
          <table:table-cell table:formula="of:=[.AH49]/50" office:value-type="float" office:value="0.7">
            <text:p>0,7</text:p>
          </table:table-cell>
        </table:table-row>
        <table:table-row table:style-name="ro1">
          <table:table-cell table:number-columns-repeated="2"/>
          <table:table-cell office:value-type="float" office:value="3.3655">
            <text:p>3,3655</text:p>
          </table:table-cell>
          <table:table-cell table:formula="of:=IF([.C50]&lt;([.$C$52]-3*[.$C$53]);1;0)" office:value-type="float" office:value="0">
            <text:p>0</text:p>
          </table:table-cell>
          <table:table-cell table:formula="of:=IF(AND([.C50]&lt;([.$C$52]-2*[.$C$53]);[.C50]&gt;([.$C$52]-3*[.$C$53]));1;0)" office:value-type="float" office:value="0">
            <text:p>0</text:p>
          </table:table-cell>
          <table:table-cell table:formula="of:=IF(AND([.$C50]&lt;([.$C$52]-1*[.$C$53]);[.$C50]&gt;([.$C$52]-2*[.$C$53]));1;0)" office:value-type="float" office:value="0">
            <text:p>0</text:p>
          </table:table-cell>
          <table:table-cell table:formula="of:=IF(AND([.$C50]&lt;([.$C$52]);[.$C50]&gt;([.$C$52]-[.$C$53]));1;0)" office:value-type="float" office:value="0">
            <text:p>0</text:p>
          </table:table-cell>
          <table:table-cell table:formula="of:=IF(AND([.$C50]&lt;([.$C$52]+[.$C$53]);[.$C50]&gt;[.$C$52]);1;0)" office:value-type="float" office:value="0">
            <text:p>0</text:p>
          </table:table-cell>
          <table:table-cell table:formula="of:=IF(AND([.$C50]&lt;([.$C$52]+2*[.$C$53]);[.$C50]&gt;([.$C$52]+[.$C$53]));1;0)" office:value-type="float" office:value="0">
            <text:p>0</text:p>
          </table:table-cell>
          <table:table-cell table:formula="of:=IF(AND([.$C50]&lt;([.$C$52]+3*[.$C$53]);[.$C50]&gt;([.$C$52]+2*[.$C$53]));1;0)" office:value-type="float" office:value="1">
            <text:p>1</text:p>
          </table:table-cell>
          <table:table-cell table:formula="of:=IF([.$C50]&gt;([.$C$52]+3*[.$C$53]);1;0)" office:value-type="float" office:value="0">
            <text:p>0</text:p>
          </table:table-cell>
          <table:table-cell table:number-columns-repeated="6"/>
          <table:table-cell table:formula="of:=[.$V$58]-[.$W$59]" office:value-type="float" office:value="0.860115876143618">
            <text:p>0,8601158761</text:p>
          </table:table-cell>
          <table:table-cell table:number-columns-repeated="3"/>
          <table:table-cell office:value-type="float" office:value="2.7289">
            <text:p>2,7289</text:p>
          </table:table-cell>
          <table:table-cell table:formula="of:=ABS([.V50]-[.$V$58])" office:value-type="float" office:value="1.01775">
            <text:p>1,01775</text:p>
          </table:table-cell>
          <table:table-cell table:number-columns-repeated="10"/>
          <table:table-cell office:value-type="float" office:value="36">
            <text:p>36</text:p>
          </table:table-cell>
          <table:table-cell office:value-type="float" office:value="2.1075">
            <text:p>2,1075</text:p>
          </table:table-cell>
          <table:table-cell table:formula="of:=[.AH50]/50" office:value-type="float" office:value="0.72">
            <text:p>0,72</text:p>
          </table:table-cell>
        </table:table-row>
        <table:table-row table:style-name="ro1">
          <table:table-cell table:number-columns-repeated="2"/>
          <table:table-cell office:value-type="float" office:value="3.4267">
            <text:p>3,4267</text:p>
          </table:table-cell>
          <table:table-cell table:formula="of:=IF([.C51]&lt;([.$C$52]-3*[.$C$53]);1;0)" office:value-type="float" office:value="0">
            <text:p>0</text:p>
          </table:table-cell>
          <table:table-cell table:formula="of:=IF(AND([.C51]&lt;([.$C$52]-2*[.$C$53]);[.C51]&gt;([.$C$52]-3*[.$C$53]));1;0)" office:value-type="float" office:value="0">
            <text:p>0</text:p>
          </table:table-cell>
          <table:table-cell table:formula="of:=IF(AND([.$C51]&lt;([.$C$52]-1*[.$C$53]);[.$C51]&gt;([.$C$52]-2*[.$C$53]));1;0)" office:value-type="float" office:value="0">
            <text:p>0</text:p>
          </table:table-cell>
          <table:table-cell table:formula="of:=IF(AND([.$C51]&lt;([.$C$52]);[.$C51]&gt;([.$C$52]-[.$C$53]));1;0)" office:value-type="float" office:value="0">
            <text:p>0</text:p>
          </table:table-cell>
          <table:table-cell table:formula="of:=IF(AND([.$C51]&lt;([.$C$52]+[.$C$53]);[.$C51]&gt;[.$C$52]);1;0)" office:value-type="float" office:value="0">
            <text:p>0</text:p>
          </table:table-cell>
          <table:table-cell table:formula="of:=IF(AND([.$C51]&lt;([.$C$52]+2*[.$C$53]);[.$C51]&gt;([.$C$52]+[.$C$53]));1;0)" office:value-type="float" office:value="0">
            <text:p>0</text:p>
          </table:table-cell>
          <table:table-cell table:formula="of:=IF(AND([.$C51]&lt;([.$C$52]+3*[.$C$53]);[.$C51]&gt;([.$C$52]+2*[.$C$53]));1;0)" office:value-type="float" office:value="1">
            <text:p>1</text:p>
          </table:table-cell>
          <table:table-cell table:formula="of:=IF([.$C51]&gt;([.$C$52]+3*[.$C$53]);1;0)" office:value-type="float" office:value="0">
            <text:p>0</text:p>
          </table:table-cell>
          <table:table-cell table:number-columns-repeated="6"/>
          <table:table-cell table:formula="of:=[.$V$58]" office:value-type="float" office:value="1.71115">
            <text:p>1,71115</text:p>
          </table:table-cell>
          <table:table-cell table:number-columns-repeated="3"/>
          <table:table-cell office:value-type="float" office:value="2.7831">
            <text:p>2,7831</text:p>
          </table:table-cell>
          <table:table-cell table:formula="of:=ABS([.V51]-[.$V$58])" office:value-type="float" office:value="1.07195">
            <text:p>1,07195</text:p>
          </table:table-cell>
          <table:table-cell table:number-columns-repeated="10"/>
          <table:table-cell office:value-type="float" office:value="37">
            <text:p>37</text:p>
          </table:table-cell>
          <table:table-cell office:value-type="float" office:value="2.1835">
            <text:p>2,1835</text:p>
          </table:table-cell>
          <table:table-cell table:formula="of:=[.AH51]/50" office:value-type="float" office:value="0.74">
            <text:p>0,74</text:p>
          </table:table-cell>
        </table:table-row>
        <table:table-row table:style-name="ro1">
          <table:table-cell/>
          <table:table-cell table:style-name="Default"/>
          <table:table-cell table:style-name="Default" table:formula="of:=AVERAGE([.C2:.C51])" office:value-type="float" office:value="1.799496">
            <text:p>1,799496</text:p>
          </table:table-cell>
          <table:table-cell table:style-name="ce3" table:formula="of:=SUM([.D2:.D51])" office:value-type="float" office:value="0">
            <text:p>0</text:p>
          </table:table-cell>
          <table:table-cell table:style-name="ce3" table:formula="of:=SUM([.E2:.E51])" office:value-type="float" office:value="1">
            <text:p>1</text:p>
          </table:table-cell>
          <table:table-cell table:style-name="ce3" table:formula="of:=SUM([.F2:.F51])" office:value-type="float" office:value="7">
            <text:p>7</text:p>
          </table:table-cell>
          <table:table-cell table:style-name="ce3" table:formula="of:=SUM([.G2:.G51])" office:value-type="float" office:value="18">
            <text:p>18</text:p>
          </table:table-cell>
          <table:table-cell table:style-name="ce3" table:formula="of:=SUM([.H2:.H51])" office:value-type="float" office:value="15">
            <text:p>15</text:p>
          </table:table-cell>
          <table:table-cell table:style-name="ce3" table:formula="of:=SUM([.I2:.I51])" office:value-type="float" office:value="7">
            <text:p>7</text:p>
          </table:table-cell>
          <table:table-cell table:style-name="ce3" table:formula="of:=SUM([.J2:.J51])" office:value-type="float" office:value="2">
            <text:p>2</text:p>
          </table:table-cell>
          <table:table-cell table:style-name="ce3" table:formula="of:=SUM([.K2:.K51])" office:value-type="float" office:value="0">
            <text:p>0</text:p>
          </table:table-cell>
          <table:table-cell table:number-columns-repeated="6"/>
          <table:table-cell table:formula="of:=[.$V$58]+1*[.$W$59]" office:value-type="float" office:value="2.56218412385638">
            <text:p>2,5621841239</text:p>
          </table:table-cell>
          <table:table-cell table:number-columns-repeated="3"/>
          <table:table-cell office:value-type="float" office:value="2.8026">
            <text:p>2,8026</text:p>
          </table:table-cell>
          <table:table-cell table:formula="of:=ABS([.V52]-[.$V$58])" office:value-type="float" office:value="1.09145">
            <text:p>1,09145</text:p>
          </table:table-cell>
          <table:table-cell table:number-columns-repeated="10"/>
          <table:table-cell office:value-type="float" office:value="38">
            <text:p>38</text:p>
          </table:table-cell>
          <table:table-cell office:value-type="float" office:value="2.2438">
            <text:p>2,2438</text:p>
          </table:table-cell>
          <table:table-cell table:formula="of:=[.AH52]/50" office:value-type="float" office:value="0.76">
            <text:p>0,76</text:p>
          </table:table-cell>
        </table:table-row>
        <table:table-row table:style-name="ro1">
          <table:table-cell/>
          <table:table-cell table:style-name="Default"/>
          <table:table-cell table:style-name="Default" table:formula="of:=STDEV([.C2:.C51])" office:value-type="float" office:value="0.765862494441291">
            <text:p>0,7658624944</text:p>
          </table:table-cell>
          <table:table-cell office:value-type="float" office:value="0.001">
            <text:p>0,001</text:p>
          </table:table-cell>
          <table:table-cell office:value-type="float" office:value="0.021">
            <text:p>0,021</text:p>
          </table:table-cell>
          <table:table-cell office:value-type="float" office:value="0.136">
            <text:p>0,136</text:p>
          </table:table-cell>
          <table:table-cell table:number-columns-repeated="2" office:value-type="float" office:value="0.341">
            <text:p>0,341</text:p>
          </table:table-cell>
          <table:table-cell office:value-type="float" office:value="0.136">
            <text:p>0,136</text:p>
          </table:table-cell>
          <table:table-cell office:value-type="float" office:value="0.021">
            <text:p>0,021</text:p>
          </table:table-cell>
          <table:table-cell office:value-type="float" office:value="0.001">
            <text:p>0,001</text:p>
          </table:table-cell>
          <table:table-cell table:number-columns-repeated="6"/>
          <table:table-cell table:formula="of:=[.$V$58]+2*[.$W$59]" office:value-type="float" office:value="3.41321824771276">
            <text:p>3,4132182477</text:p>
          </table:table-cell>
          <table:table-cell table:number-columns-repeated="3"/>
          <table:table-cell office:value-type="float" office:value="2.8985">
            <text:p>2,8985</text:p>
          </table:table-cell>
          <table:table-cell table:formula="of:=ABS([.V53]-[.$V$58])" office:value-type="float" office:value="1.18735">
            <text:p>1,18735</text:p>
          </table:table-cell>
          <table:table-cell table:number-columns-repeated="10"/>
          <table:table-cell office:value-type="float" office:value="39">
            <text:p>39</text:p>
          </table:table-cell>
          <table:table-cell office:value-type="float" office:value="2.4604">
            <text:p>2,4604</text:p>
          </table:table-cell>
          <table:table-cell table:formula="of:=[.AH53]/50" office:value-type="float" office:value="0.78">
            <text:p>0,78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4"/>
          <table:table-cell table:formula="of:=[.$V$58]+3*[.$W$59]" office:value-type="float" office:value="4.26425237156915">
            <text:p>4,2642523716</text:p>
          </table:table-cell>
          <table:table-cell table:number-columns-repeated="3"/>
          <table:table-cell office:value-type="float" office:value="2.9652">
            <text:p>2,9652</text:p>
          </table:table-cell>
          <table:table-cell table:formula="of:=ABS([.V54]-[.$V$58])" office:value-type="float" office:value="1.25405">
            <text:p>1,25405</text:p>
          </table:table-cell>
          <table:table-cell table:number-columns-repeated="10"/>
          <table:table-cell office:value-type="float" office:value="40">
            <text:p>40</text:p>
          </table:table-cell>
          <table:table-cell office:value-type="float" office:value="2.5197">
            <text:p>2,5197</text:p>
          </table:table-cell>
          <table:table-cell table:formula="of:=[.AH54]/50" office:value-type="float" office:value="0.8">
            <text:p>0,8</text:p>
          </table:table-cell>
        </table:table-row>
        <table:table-row table:style-name="ro1">
          <table:table-cell table:style-name="ce1" office:value-type="string">
            <text:p>N</text:p>
          </table:table-cell>
          <table:table-cell table:style-name="Default" table:number-columns-repeated="2"/>
          <table:table-cell table:number-columns-repeated="18"/>
          <table:table-cell office:value-type="float" office:value="3.3277">
            <text:p>3,3277</text:p>
          </table:table-cell>
          <table:table-cell table:formula="of:=ABS([.V55]-[.$V$58])" office:value-type="float" office:value="1.61655">
            <text:p>1,61655</text:p>
          </table:table-cell>
          <table:table-cell table:number-columns-repeated="10"/>
          <table:table-cell office:value-type="float" office:value="41">
            <text:p>41</text:p>
          </table:table-cell>
          <table:table-cell office:value-type="float" office:value="2.5276">
            <text:p>2,5276</text:p>
          </table:table-cell>
          <table:table-cell table:formula="of:=[.AH55]/50" office:value-type="float" office:value="0.82">
            <text:p>0,8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Default" table:number-columns-repeated="2"/>
          <table:table-cell table:number-columns-repeated="18"/>
          <table:table-cell office:value-type="float" office:value="3.3655">
            <text:p>3,3655</text:p>
          </table:table-cell>
          <table:table-cell table:formula="of:=ABS([.V56]-[.$V$58])" office:value-type="float" office:value="1.65435">
            <text:p>1,65435</text:p>
          </table:table-cell>
          <table:table-cell table:number-columns-repeated="10"/>
          <table:table-cell office:value-type="float" office:value="42">
            <text:p>42</text:p>
          </table:table-cell>
          <table:table-cell office:value-type="float" office:value="2.6577">
            <text:p>2,6577</text:p>
          </table:table-cell>
          <table:table-cell table:formula="of:=[.AH56]/50" office:value-type="float" office:value="0.84">
            <text:p>0,84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8"/>
          <table:table-cell office:value-type="float" office:value="3.4267">
            <text:p>3,4267</text:p>
          </table:table-cell>
          <table:table-cell table:formula="of:=ABS([.V57]-[.$V$58])" office:value-type="float" office:value="1.71555">
            <text:p>1,71555</text:p>
          </table:table-cell>
          <table:table-cell table:number-columns-repeated="10"/>
          <table:table-cell office:value-type="float" office:value="43">
            <text:p>43</text:p>
          </table:table-cell>
          <table:table-cell office:value-type="float" office:value="2.7289">
            <text:p>2,7289</text:p>
          </table:table-cell>
          <table:table-cell table:formula="of:=[.AH57]/50" office:value-type="float" office:value="0.86">
            <text:p>0,86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>
            <text:p>Chi^2</text:p>
          </table:table-cell>
          <table:table-cell table:formula="of:=(([.D52]-[.$A$56]*[.D53])^2)/([.$A$56]*[.D53])" office:value-type="float" office:value="0.05">
            <text:p>0,05</text:p>
          </table:table-cell>
          <table:table-cell table:formula="of:=(([.E52]-[.$A$56]*[.E53])^2)/([.$A$56]*[.E53])" office:value-type="float" office:value="0.00238095238095238">
            <text:p>0,0023809524</text:p>
          </table:table-cell>
          <table:table-cell table:formula="of:=(([.F52]-[.$A$56]*[.F53])^2)/([.$A$56]*[.F53])" office:value-type="float" office:value="0.00588235294117643">
            <text:p>0,0058823529</text:p>
          </table:table-cell>
          <table:table-cell table:formula="of:=(([.G52]-[.$A$56]*[.G53])^2)/([.$A$56]*[.G53])" office:value-type="float" office:value="0.052932551319648">
            <text:p>0,0529325513</text:p>
          </table:table-cell>
          <table:table-cell table:formula="of:=(([.H52]-[.$A$56]*[.H53])^2)/([.$A$56]*[.H53])" office:value-type="float" office:value="0.246480938416422">
            <text:p>0,2464809384</text:p>
          </table:table-cell>
          <table:table-cell table:formula="of:=(([.I52]-[.$A$56]*[.I53])^2)/([.$A$56]*[.I53])" office:value-type="float" office:value="0.00588235294117643">
            <text:p>0,0058823529</text:p>
          </table:table-cell>
          <table:table-cell table:formula="of:=(([.J52]-[.$A$56]*[.J53])^2)/([.$A$56]*[.J53])" office:value-type="float" office:value="0.85952380952381">
            <text:p>0,8595238095</text:p>
          </table:table-cell>
          <table:table-cell table:formula="of:=(([.K52]-[.$A$56]*[.K53])^2)/([.$A$56]*[.K53])" office:value-type="float" office:value="0.05">
            <text:p>0,05</text:p>
          </table:table-cell>
          <table:table-cell table:formula="of:=SUM([.D58:.K58])" office:value-type="float" office:value="1.27308295752319">
            <text:p>1,2730829575</text:p>
          </table:table-cell>
          <table:table-cell table:number-columns-repeated="8"/>
          <table:table-cell office:value-type="string">
            <text:p>střední hodnota</text:p>
          </table:table-cell>
          <table:table-cell table:style-name="Default" table:formula="of:=MEDIAN([.V8:.V57])" office:value-type="float" office:value="1.71115">
            <text:p>1,71115</text:p>
          </table:table-cell>
          <table:table-cell table:formula="of:=AVERAGE([.W8:.W57])" office:value-type="float" office:value="0.601772">
            <text:p>0,601772</text:p>
          </table:table-cell>
          <table:table-cell table:number-columns-repeated="10"/>
          <table:table-cell office:value-type="float" office:value="44">
            <text:p>44</text:p>
          </table:table-cell>
          <table:table-cell office:value-type="float" office:value="2.7831">
            <text:p>2,7831</text:p>
          </table:table-cell>
          <table:table-cell table:formula="of:=[.AH58]/50" office:value-type="float" office:value="0.88">
            <text:p>0,88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8"/>
          <table:table-cell table:style-name="Default" office:value-type="string">
            <text:p>stdev</text:p>
          </table:table-cell>
          <table:table-cell table:formula="of:=SQRT(2)*[.W58]" office:value-type="float" office:value="0.851034123856382">
            <text:p>0,8510341239</text:p>
          </table:table-cell>
          <table:table-cell table:number-columns-repeated="10"/>
          <table:table-cell office:value-type="float" office:value="45">
            <text:p>45</text:p>
          </table:table-cell>
          <table:table-cell office:value-type="float" office:value="2.8026">
            <text:p>2,8026</text:p>
          </table:table-cell>
          <table:table-cell table:formula="of:=[.AH59]/50" office:value-type="float" office:value="0.9">
            <text:p>0,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8"/>
          <table:table-cell table:style-name="Default"/>
          <table:table-cell table:number-columns-repeated="11"/>
          <table:table-cell office:value-type="float" office:value="46">
            <text:p>46</text:p>
          </table:table-cell>
          <table:table-cell office:value-type="float" office:value="2.8985">
            <text:p>2,8985</text:p>
          </table:table-cell>
          <table:table-cell table:formula="of:=[.AH60]/50" office:value-type="float" office:value="0.92">
            <text:p>0,9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8"/>
          <table:table-cell table:style-name="Default"/>
          <table:table-cell table:number-columns-repeated="11"/>
          <table:table-cell office:value-type="float" office:value="47">
            <text:p>47</text:p>
          </table:table-cell>
          <table:table-cell office:value-type="float" office:value="2.9652">
            <text:p>2,9652</text:p>
          </table:table-cell>
          <table:table-cell table:formula="of:=[.AH61]/50" office:value-type="float" office:value="0.94">
            <text:p>0,94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8"/>
          <table:table-cell table:style-name="Default"/>
          <table:table-cell table:number-columns-repeated="11"/>
          <table:table-cell office:value-type="float" office:value="48">
            <text:p>48</text:p>
          </table:table-cell>
          <table:table-cell office:value-type="float" office:value="3.3277">
            <text:p>3,3277</text:p>
          </table:table-cell>
          <table:table-cell table:formula="of:=[.AH62]/50" office:value-type="float" office:value="0.96">
            <text:p>0,9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8"/>
          <table:table-cell table:style-name="Default"/>
          <table:table-cell table:number-columns-repeated="11"/>
          <table:table-cell office:value-type="float" office:value="49">
            <text:p>49</text:p>
          </table:table-cell>
          <table:table-cell office:value-type="float" office:value="3.3655">
            <text:p>3,3655</text:p>
          </table:table-cell>
          <table:table-cell table:formula="of:=[.AH63]/50" office:value-type="float" office:value="0.98">
            <text:p>0,98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8"/>
          <table:table-cell table:style-name="Default"/>
          <table:table-cell table:number-columns-repeated="11"/>
          <table:table-cell office:value-type="float" office:value="50">
            <text:p>50</text:p>
          </table:table-cell>
          <table:table-cell office:value-type="float" office:value="3.4267">
            <text:p>3,4267</text:p>
          </table:table-cell>
          <table:table-cell table:formula="of:=[.AH64]/50" office:value-type="float" office:value="1">
            <text:p>1</text:p>
          </table:table-cell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List1.B2:List1.C5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8">18.01.2012</text:date>, <text:time>11:28:1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6T15:22:38</meta:creation-date>
    <dc:date>2012-01-18T11:28:10</dc:date>
    <meta:editing-duration>PT3H14M44S</meta:editing-duration>
    <meta:editing-cycles>7</meta:editing-cycles>
    <meta:generator>LibreOffice/3.4$Linux LibreOffice_project/340m1$Build-402</meta:generator>
    <meta:document-statistic meta:table-count="3" meta:cell-count="813" meta:object-count="0"/>
  </office:meta>
</office:document-meta>
</file>